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ab4Poker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1_hand_category</text:p>
          </table:table-cell>
          <table:table-cell office:value-type="string" calcext:value-type="string">
            <text:p>p1_hand_rank</text:p>
          </table:table-cell>
          <table:table-cell office:value-type="string" calcext:value-type="string">
            <text:p>p1_hand_value</text:p>
          </table:table-cell>
          <table:table-cell office:value-type="string" calcext:value-type="string">
            <text:p>p2_hand_category</text:p>
          </table:table-cell>
          <table:table-cell office:value-type="string" calcext:value-type="string">
            <text:p>p2_hand_rank</text:p>
          </table:table-cell>
          <table:table-cell office:value-type="string" calcext:value-type="string">
            <text:p>p2_hand_value</text:p>
          </table:table-cell>
          <table:table-cell office:value-type="string" calcext:value-type="string">
            <text:p>p1_action_0</text:p>
          </table:table-cell>
          <table:table-cell office:value-type="string" calcext:value-type="string">
            <text:p>p1_raise_0</text:p>
          </table:table-cell>
          <table:table-cell office:value-type="string" calcext:value-type="string">
            <text:p>p2_action_0</text:p>
          </table:table-cell>
          <table:table-cell office:value-type="string" calcext:value-type="string">
            <text:p>p2_raise_0</text:p>
          </table:table-cell>
          <table:table-cell office:value-type="string" calcext:value-type="string">
            <text:p>p1_action_1</text:p>
          </table:table-cell>
          <table:table-cell office:value-type="string" calcext:value-type="string">
            <text:p>p1_raise_1</text:p>
          </table:table-cell>
          <table:table-cell office:value-type="string" calcext:value-type="string">
            <text:p>p2_action_1</text:p>
          </table:table-cell>
          <table:table-cell office:value-type="string" calcext:value-type="string">
            <text:p>p2_raise_1</text:p>
          </table:table-cell>
          <table:table-cell office:value-type="string" calcext:value-type="string">
            <text:p>p1_action_2</text:p>
          </table:table-cell>
          <table:table-cell office:value-type="string" calcext:value-type="string">
            <text:p>p1_raise_2</text:p>
          </table:table-cell>
          <table:table-cell office:value-type="string" calcext:value-type="string">
            <text:p>p2_action_2</text:p>
          </table:table-cell>
          <table:table-cell office:value-type="string" calcext:value-type="string">
            <text:p>p2_raise_2</text:p>
          </table:table-cell>
          <table:table-cell office:value-type="string" calcext:value-type="string">
            <text:p>p1_action_3</text:p>
          </table:table-cell>
          <table:table-cell office:value-type="string" calcext:value-type="string">
            <text:p>p1_raise_3</text:p>
          </table:table-cell>
          <table:table-cell office:value-type="string" calcext:value-type="string">
            <text:p>p2_action_3</text:p>
          </table:table-cell>
          <table:table-cell office:value-type="string" calcext:value-type="string">
            <text:p>p2_raise_3</text:p>
          </table:table-cell>
          <table:table-cell office:value-type="string" calcext:value-type="string">
            <text:p>p1_money_left</text:p>
          </table:table-cell>
          <table:table-cell office:value-type="string" calcext:value-type="string">
            <text:p>p2_money_left</text:p>
          </table:table-cell>
          <table:table-cell office:value-type="string" calcext:value-type="string">
            <text:p>p1_spent_per_hand_value</text:p>
          </table:table-cell>
          <table:table-cell office:value-type="string" calcext:value-type="string">
            <text:p>p2_spent_per_hand_value</text:p>
          </table:table-cell>
          <table:table-cell office:value-type="string" calcext:value-type="string">
            <text:p>p1_final_action</text:p>
          </table:table-cell>
          <table:table-cell office:value-type="string" calcext:value-type="string">
            <text:p>p2_final_actio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2]-[.L2]-[.P2]-[.T2]" office:value-type="float" office:value="377" calcext:value-type="float">
            <text:p>377</text:p>
          </table:table-cell>
          <table:table-cell table:formula="of:=400-[.J2]-[.N2]-[.R2]-[.V2]" office:value-type="float" office:value="372" calcext:value-type="float">
            <text:p>372</text:p>
          </table:table-cell>
          <table:table-cell table:formula="of:=(400-[.W2])/[.C2]" office:value-type="float" office:value="0.657142857142857" calcext:value-type="float">
            <text:p>0,657142857142857</text:p>
          </table:table-cell>
          <table:table-cell table:formula="of:=(400-[.X2])/[.F2]" office:value-type="float" office:value="0.0689655172413793" calcext:value-type="float">
            <text:p>0,0689655172413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string" calcext:value-type="string">
            <text:p>-1</text:p>
          </table:table-cell>
          <table:table-cell table:formula="of:=400-[.H3]-[.L3]-[.P3]-[.T3]" office:value-type="float" office:value="299" calcext:value-type="float">
            <text:p>299</text:p>
          </table:table-cell>
          <table:table-cell table:formula="of:=400-[.J3]-[.N3]-[.R3]-[.V3]" office:value-type="float" office:value="315" calcext:value-type="float">
            <text:p>315</text:p>
          </table:table-cell>
          <table:table-cell table:formula="of:=(400-[.W3])/[.C3]" office:value-type="float" office:value="0.315625" calcext:value-type="float">
            <text:p>0,315625</text:p>
          </table:table-cell>
          <table:table-cell table:formula="of:=(400-[.X3])/[.F3]" office:value-type="float" office:value="0.708333333333333" calcext:value-type="float">
            <text:p>0,7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4]-[.L4]-[.P4]-[.T4]" office:value-type="float" office:value="377" calcext:value-type="float">
            <text:p>377</text:p>
          </table:table-cell>
          <table:table-cell table:formula="of:=400-[.J4]-[.N4]-[.R4]-[.V4]" office:value-type="float" office:value="372" calcext:value-type="float">
            <text:p>372</text:p>
          </table:table-cell>
          <table:table-cell table:formula="of:=(400-[.W4])/[.C4]" office:value-type="float" office:value="0.1" calcext:value-type="float">
            <text:p>0,1</text:p>
          </table:table-cell>
          <table:table-cell table:formula="of:=(400-[.X4])/[.F4]" office:value-type="float" office:value="0.0784313725490196" calcext:value-type="float">
            <text:p>0,078431372549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8" office:value-type="string" calcext:value-type="string">
            <text:p>-1</text:p>
          </table:table-cell>
          <table:table-cell table:formula="of:=400-[.H5]-[.L5]-[.P5]-[.T5]" office:value-type="float" office:value="310" calcext:value-type="float">
            <text:p>310</text:p>
          </table:table-cell>
          <table:table-cell table:formula="of:=400-[.J5]-[.N5]-[.R5]-[.V5]" office:value-type="float" office:value="305" calcext:value-type="float">
            <text:p>305</text:p>
          </table:table-cell>
          <table:table-cell table:formula="of:=(400-[.W5])/[.C5]" office:value-type="float" office:value="0.520231213872832" calcext:value-type="float">
            <text:p>0,520231213872832</text:p>
          </table:table-cell>
          <table:table-cell table:formula="of:=(400-[.X5])/[.F5]" office:value-type="float" office:value="0.254010695187166" calcext:value-type="float">
            <text:p>0,2540106951871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6]-[.L6]-[.P6]-[.T6]" office:value-type="float" office:value="336" calcext:value-type="float">
            <text:p>336</text:p>
          </table:table-cell>
          <table:table-cell table:formula="of:=400-[.J6]-[.N6]-[.R6]-[.V6]" office:value-type="float" office:value="352" calcext:value-type="float">
            <text:p>352</text:p>
          </table:table-cell>
          <table:table-cell table:formula="of:=(400-[.W6])/[.C6]" office:value-type="float" office:value="0.143176733780761" calcext:value-type="float">
            <text:p>0,143176733780761</text:p>
          </table:table-cell>
          <table:table-cell table:formula="of:=(400-[.X6])/[.F6]" office:value-type="float" office:value="0.246153846153846" calcext:value-type="float">
            <text:p>0,2461538461538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7]-[.L7]-[.P7]-[.T7]" office:value-type="float" office:value="376" calcext:value-type="float">
            <text:p>376</text:p>
          </table:table-cell>
          <table:table-cell table:formula="of:=400-[.J7]-[.N7]-[.R7]-[.V7]" office:value-type="float" office:value="352" calcext:value-type="float">
            <text:p>352</text:p>
          </table:table-cell>
          <table:table-cell table:formula="of:=(400-[.W7])/[.C7]" office:value-type="float" office:value="0.0493827160493827" calcext:value-type="float">
            <text:p>0,049382716049383</text:p>
          </table:table-cell>
          <table:table-cell table:formula="of:=(400-[.X7])/[.F7]" office:value-type="float" office:value="0.218181818181818" calcext:value-type="float">
            <text:p>0,2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8]-[.L8]-[.P8]-[.T8]" office:value-type="float" office:value="393" calcext:value-type="float">
            <text:p>393</text:p>
          </table:table-cell>
          <table:table-cell table:formula="of:=400-[.J8]-[.N8]-[.R8]-[.V8]" office:value-type="float" office:value="386" calcext:value-type="float">
            <text:p>386</text:p>
          </table:table-cell>
          <table:table-cell table:formula="of:=(400-[.W8])/[.C8]" office:value-type="float" office:value="0.0324074074074074" calcext:value-type="float">
            <text:p>0,032407407407407</text:p>
          </table:table-cell>
          <table:table-cell table:formula="of:=(400-[.X8])/[.F8]" office:value-type="float" office:value="0.0282828282828283" calcext:value-type="float">
            <text:p>0,0282828282828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9]-[.L9]-[.P9]-[.T9]" office:value-type="float" office:value="376" calcext:value-type="float">
            <text:p>376</text:p>
          </table:table-cell>
          <table:table-cell table:formula="of:=400-[.J9]-[.N9]-[.R9]-[.V9]" office:value-type="float" office:value="352" calcext:value-type="float">
            <text:p>352</text:p>
          </table:table-cell>
          <table:table-cell table:formula="of:=(400-[.W9])/[.C9]" office:value-type="float" office:value="0.0808080808080808" calcext:value-type="float">
            <text:p>0,080808080808081</text:p>
          </table:table-cell>
          <table:table-cell table:formula="of:=(400-[.X9])/[.F9]" office:value-type="float" office:value="0.100840336134454" calcext:value-type="float">
            <text:p>0,1008403361344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75" calcext:value-type="float">
            <text:p>475</text:p>
          </table:table-cell>
          <table:table-cell table:number-columns-repeated="8" office:value-type="string" calcext:value-type="string">
            <text:p>-1</text:p>
          </table:table-cell>
          <table:table-cell table:formula="of:=400-[.H10]-[.L10]-[.P10]-[.T10]" office:value-type="float" office:value="345" calcext:value-type="float">
            <text:p>345</text:p>
          </table:table-cell>
          <table:table-cell table:formula="of:=400-[.J10]-[.N10]-[.R10]-[.V10]" office:value-type="float" office:value="-83" calcext:value-type="float">
            <text:p>-83</text:p>
          </table:table-cell>
          <table:table-cell table:formula="of:=(400-[.W10])/[.C10]" office:value-type="float" office:value="0.504587155963303" calcext:value-type="float">
            <text:p>0,504587155963303</text:p>
          </table:table-cell>
          <table:table-cell table:formula="of:=(400-[.X10])/[.F10]" office:value-type="float" office:value="0.995876288659794" calcext:value-type="float">
            <text:p>0,9958762886597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1]-[.L11]-[.P11]-[.T11]" office:value-type="float" office:value="377" calcext:value-type="float">
            <text:p>377</text:p>
          </table:table-cell>
          <table:table-cell table:formula="of:=400-[.J11]-[.N11]-[.R11]-[.V11]" office:value-type="float" office:value="372" calcext:value-type="float">
            <text:p>372</text:p>
          </table:table-cell>
          <table:table-cell table:formula="of:=(400-[.W11])/[.C11]" office:value-type="float" office:value="0.0950413223140496" calcext:value-type="float">
            <text:p>0,09504132231405</text:p>
          </table:table-cell>
          <table:table-cell table:formula="of:=(400-[.X11])/[.F11]" office:value-type="float" office:value="0.179487179487179" calcext:value-type="float">
            <text:p>0,1794871794871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12]-[.L12]-[.P12]-[.T12]" office:value-type="float" office:value="336" calcext:value-type="float">
            <text:p>336</text:p>
          </table:table-cell>
          <table:table-cell table:formula="of:=400-[.J12]-[.N12]-[.R12]-[.V12]" office:value-type="float" office:value="352" calcext:value-type="float">
            <text:p>352</text:p>
          </table:table-cell>
          <table:table-cell table:formula="of:=(400-[.W12])/[.C12]" office:value-type="float" office:value="0.496124031007752" calcext:value-type="float">
            <text:p>0,496124031007752</text:p>
          </table:table-cell>
          <table:table-cell table:formula="of:=(400-[.X12])/[.F12]" office:value-type="float" office:value="0.112412177985948" calcext:value-type="float">
            <text:p>0,1124121779859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3]-[.L13]-[.P13]-[.T13]" office:value-type="float" office:value="377" calcext:value-type="float">
            <text:p>377</text:p>
          </table:table-cell>
          <table:table-cell table:formula="of:=400-[.J13]-[.N13]-[.R13]-[.V13]" office:value-type="float" office:value="392" calcext:value-type="float">
            <text:p>392</text:p>
          </table:table-cell>
          <table:table-cell table:formula="of:=(400-[.W13])/[.C13]" office:value-type="float" office:value="0.0696969696969697" calcext:value-type="float">
            <text:p>0,06969696969697</text:p>
          </table:table-cell>
          <table:table-cell table:formula="of:=(400-[.X13])/[.F13]" office:value-type="float" office:value="0.0650406504065041" calcext:value-type="float">
            <text:p>0,0650406504065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4]-[.L14]-[.P14]-[.T14]" office:value-type="float" office:value="377" calcext:value-type="float">
            <text:p>377</text:p>
          </table:table-cell>
          <table:table-cell table:formula="of:=400-[.J14]-[.N14]-[.R14]-[.V14]" office:value-type="float" office:value="392" calcext:value-type="float">
            <text:p>392</text:p>
          </table:table-cell>
          <table:table-cell table:formula="of:=(400-[.W14])/[.C14]" office:value-type="float" office:value="0.0807017543859649" calcext:value-type="float">
            <text:p>0,080701754385965</text:p>
          </table:table-cell>
          <table:table-cell table:formula="of:=(400-[.X14])/[.F14]" office:value-type="float" office:value="0.0329218106995885" calcext:value-type="float">
            <text:p>0,032921810699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5]-[.L15]-[.P15]-[.T15]" office:value-type="float" office:value="377" calcext:value-type="float">
            <text:p>377</text:p>
          </table:table-cell>
          <table:table-cell table:formula="of:=400-[.J15]-[.N15]-[.R15]-[.V15]" office:value-type="float" office:value="372" calcext:value-type="float">
            <text:p>372</text:p>
          </table:table-cell>
          <table:table-cell table:formula="of:=(400-[.W15])/[.C15]" office:value-type="float" office:value="0.0626702997275204" calcext:value-type="float">
            <text:p>0,062670299727521</text:p>
          </table:table-cell>
          <table:table-cell table:formula="of:=(400-[.X15])/[.F15]"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6]-[.L16]-[.P16]-[.T16]" office:value-type="float" office:value="377" calcext:value-type="float">
            <text:p>377</text:p>
          </table:table-cell>
          <table:table-cell table:formula="of:=400-[.J16]-[.N16]-[.R16]-[.V16]" office:value-type="float" office:value="372" calcext:value-type="float">
            <text:p>372</text:p>
          </table:table-cell>
          <table:table-cell table:formula="of:=(400-[.W16])/[.C16]" office:value-type="float" office:value="0.0621621621621622" calcext:value-type="float">
            <text:p>0,062162162162162</text:p>
          </table:table-cell>
          <table:table-cell table:formula="of:=(400-[.X16])/[.F16]" office:value-type="float" office:value="0.0777777777777778" calcext:value-type="float">
            <text:p>0,0777777777777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string" calcext:value-type="string">
            <text:p>-1</text:p>
          </table:table-cell>
          <table:table-cell table:formula="of:=400-[.H17]-[.L17]-[.P17]-[.T17]" office:value-type="float" office:value="336" calcext:value-type="float">
            <text:p>336</text:p>
          </table:table-cell>
          <table:table-cell table:formula="of:=400-[.J17]-[.N17]-[.R17]-[.V17]" office:value-type="float" office:value="331" calcext:value-type="float">
            <text:p>331</text:p>
          </table:table-cell>
          <table:table-cell table:formula="of:=(400-[.W17])/[.C17]" office:value-type="float" office:value="0.450704225352113" calcext:value-type="float">
            <text:p>0,450704225352113</text:p>
          </table:table-cell>
          <table:table-cell table:formula="of:=(400-[.X17])/[.F17]" office:value-type="float" office:value="0.211009174311927" calcext:value-type="float">
            <text:p>0,2110091743119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8]-[.L18]-[.P18]-[.T18]" office:value-type="float" office:value="376" calcext:value-type="float">
            <text:p>376</text:p>
          </table:table-cell>
          <table:table-cell table:formula="of:=400-[.J18]-[.N18]-[.R18]-[.V18]" office:value-type="float" office:value="352" calcext:value-type="float">
            <text:p>352</text:p>
          </table:table-cell>
          <table:table-cell table:formula="of:=(400-[.W18])/[.C18]" office:value-type="float" office:value="0.141176470588235" calcext:value-type="float">
            <text:p>0,141176470588235</text:p>
          </table:table-cell>
          <table:table-cell table:formula="of:=(400-[.X18])/[.F18]" office:value-type="float" office:value="0.102345415778252" calcext:value-type="float">
            <text:p>0,1023454157782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8" office:value-type="string" calcext:value-type="string">
            <text:p>-1</text:p>
          </table:table-cell>
          <table:table-cell table:formula="of:=400-[.H19]-[.L19]-[.P19]-[.T19]" office:value-type="float" office:value="344" calcext:value-type="float">
            <text:p>344</text:p>
          </table:table-cell>
          <table:table-cell table:formula="of:=400-[.J19]-[.N19]-[.R19]-[.V19]" office:value-type="float" office:value="339" calcext:value-type="float">
            <text:p>339</text:p>
          </table:table-cell>
          <table:table-cell table:formula="of:=(400-[.W19])/[.C19]" office:value-type="float" office:value="0.430769230769231" calcext:value-type="float">
            <text:p>0,430769230769231</text:p>
          </table:table-cell>
          <table:table-cell table:formula="of:=(400-[.X19])/[.F19]" office:value-type="float" office:value="0.226765799256506" calcext:value-type="float">
            <text:p>0,2267657992565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20]-[.L20]-[.P20]-[.T20]" office:value-type="float" office:value="377" calcext:value-type="float">
            <text:p>377</text:p>
          </table:table-cell>
          <table:table-cell table:formula="of:=400-[.J20]-[.N20]-[.R20]-[.V20]" office:value-type="float" office:value="392" calcext:value-type="float">
            <text:p>392</text:p>
          </table:table-cell>
          <table:table-cell table:formula="of:=(400-[.W20])/[.C20]" office:value-type="float" office:value="0.0635359116022099" calcext:value-type="float">
            <text:p>0,06353591160221</text:p>
          </table:table-cell>
          <table:table-cell table:formula="of:=(400-[.X20])/[.F20]"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21]-[.L21]-[.P21]-[.T21]" office:value-type="float" office:value="377" calcext:value-type="float">
            <text:p>377</text:p>
          </table:table-cell>
          <table:table-cell table:formula="of:=400-[.J21]-[.N21]-[.R21]-[.V21]" office:value-type="float" office:value="372" calcext:value-type="float">
            <text:p>372</text:p>
          </table:table-cell>
          <table:table-cell table:formula="of:=(400-[.W21])/[.C21]" office:value-type="float" office:value="0.0597402597402597" calcext:value-type="float">
            <text:p>0,05974025974026</text:p>
          </table:table-cell>
          <table:table-cell table:formula="of:=(400-[.X21])/[.F21]" office:value-type="float" office:value="0.252252252252252" calcext:value-type="float">
            <text:p>0,2522522522522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22]-[.L22]-[.P22]-[.T22]" office:value-type="float" office:value="376" calcext:value-type="float">
            <text:p>376</text:p>
          </table:table-cell>
          <table:table-cell table:formula="of:=400-[.J22]-[.N22]-[.R22]-[.V22]" office:value-type="float" office:value="352" calcext:value-type="float">
            <text:p>352</text:p>
          </table:table-cell>
          <table:table-cell table:formula="of:=(400-[.W22])/[.C22]" office:value-type="float" office:value="0.103004291845494" calcext:value-type="float">
            <text:p>0,103004291845494</text:p>
          </table:table-cell>
          <table:table-cell table:formula="of:=(400-[.X22])/[.F22]" office:value-type="float" office:value="0.109090909090909" calcext:value-type="float">
            <text:p>0,10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23]-[.L23]-[.P23]-[.T23]" office:value-type="float" office:value="377" calcext:value-type="float">
            <text:p>377</text:p>
          </table:table-cell>
          <table:table-cell table:formula="of:=400-[.J23]-[.N23]-[.R23]-[.V23]" office:value-type="float" office:value="392" calcext:value-type="float">
            <text:p>392</text:p>
          </table:table-cell>
          <table:table-cell table:formula="of:=(400-[.W23])/[.C23]" office:value-type="float" office:value="0.0542452830188679" calcext:value-type="float">
            <text:p>0,054245283018868</text:p>
          </table:table-cell>
          <table:table-cell table:formula="of:=(400-[.X23])/[.F23]" office:value-type="float" office:value="0.037037037037037" calcext:value-type="float">
            <text:p>0,0370370370370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24]-[.L24]-[.P24]-[.T24]" office:value-type="float" office:value="377" calcext:value-type="float">
            <text:p>377</text:p>
          </table:table-cell>
          <table:table-cell table:formula="of:=400-[.J24]-[.N24]-[.R24]-[.V24]" office:value-type="float" office:value="372" calcext:value-type="float">
            <text:p>372</text:p>
          </table:table-cell>
          <table:table-cell table:formula="of:=(400-[.W24])/[.C24]" office:value-type="float" office:value="0.157534246575342" calcext:value-type="float">
            <text:p>0,157534246575342</text:p>
          </table:table-cell>
          <table:table-cell table:formula="of:=(400-[.X24])/[.F24]" office:value-type="float" office:value="0.101083032490975" calcext:value-type="float">
            <text:p>0,1010830324909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25]-[.L25]-[.P25]-[.T25]" office:value-type="float" office:value="234" calcext:value-type="float">
            <text:p>234</text:p>
          </table:table-cell>
          <table:table-cell table:formula="of:=400-[.J25]-[.N25]-[.R25]-[.V25]" office:value-type="float" office:value="392" calcext:value-type="float">
            <text:p>392</text:p>
          </table:table-cell>
          <table:table-cell table:formula="of:=(400-[.W25])/[.C25]" office:value-type="float" office:value="0.546052631578947" calcext:value-type="float">
            <text:p>0,546052631578947</text:p>
          </table:table-cell>
          <table:table-cell table:formula="of:=(400-[.X25])/[.F25]" office:value-type="float" office:value="0.0533333333333333" calcext:value-type="float">
            <text:p>0,05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26]-[.L26]-[.P26]-[.T26]" office:value-type="float" office:value="377" calcext:value-type="float">
            <text:p>377</text:p>
          </table:table-cell>
          <table:table-cell table:formula="of:=400-[.J26]-[.N26]-[.R26]-[.V26]" office:value-type="float" office:value="372" calcext:value-type="float">
            <text:p>372</text:p>
          </table:table-cell>
          <table:table-cell table:formula="of:=(400-[.W26])/[.C26]" office:value-type="float" office:value="0.0543735224586288" calcext:value-type="float">
            <text:p>0,054373522458629</text:p>
          </table:table-cell>
          <table:table-cell table:formula="of:=(400-[.X26])/[.F26]" office:value-type="float" office:value="0.0682926829268293" calcext:value-type="float">
            <text:p>0,0682926829268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27]-[.L27]-[.P27]-[.T27]" office:value-type="float" office:value="376" calcext:value-type="float">
            <text:p>376</text:p>
          </table:table-cell>
          <table:table-cell table:formula="of:=400-[.J27]-[.N27]-[.R27]-[.V27]" office:value-type="float" office:value="352" calcext:value-type="float">
            <text:p>352</text:p>
          </table:table-cell>
          <table:table-cell table:formula="of:=(400-[.W27])/[.C27]" office:value-type="float" office:value="0.106194690265487" calcext:value-type="float">
            <text:p>0,106194690265487</text:p>
          </table:table-cell>
          <table:table-cell table:formula="of:=(400-[.X27])/[.F27]" office:value-type="float" office:value="0.107865168539326" calcext:value-type="float">
            <text:p>0,107865168539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28]-[.L28]-[.P28]-[.T28]" office:value-type="float" office:value="377" calcext:value-type="float">
            <text:p>377</text:p>
          </table:table-cell>
          <table:table-cell table:formula="of:=400-[.J28]-[.N28]-[.R28]-[.V28]" office:value-type="float" office:value="372" calcext:value-type="float">
            <text:p>372</text:p>
          </table:table-cell>
          <table:table-cell table:formula="of:=(400-[.W28])/[.C28]" office:value-type="float" office:value="0.0562347188264059" calcext:value-type="float">
            <text:p>0,056234718826406</text:p>
          </table:table-cell>
          <table:table-cell table:formula="of:=(400-[.X28])/[.F28]" office:value-type="float" office:value="0.139303482587065" calcext:value-type="float">
            <text:p>0,1393034825870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29]-[.L29]-[.P29]-[.T29]" office:value-type="float" office:value="376" calcext:value-type="float">
            <text:p>376</text:p>
          </table:table-cell>
          <table:table-cell table:formula="of:=400-[.J29]-[.N29]-[.R29]-[.V29]" office:value-type="float" office:value="352" calcext:value-type="float">
            <text:p>352</text:p>
          </table:table-cell>
          <table:table-cell table:formula="of:=(400-[.W29])/[.C29]" office:value-type="float" office:value="0.116504854368932" calcext:value-type="float">
            <text:p>0,116504854368932</text:p>
          </table:table-cell>
          <table:table-cell table:formula="of:=(400-[.X29])/[.F29]" office:value-type="float" office:value="0.100418410041841" calcext:value-type="float">
            <text:p>0,1004184100418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8" office:value-type="string" calcext:value-type="string">
            <text:p>-1</text:p>
          </table:table-cell>
          <table:table-cell table:formula="of:=400-[.H30]-[.L30]-[.P30]-[.T30]" office:value-type="float" office:value="242" calcext:value-type="float">
            <text:p>242</text:p>
          </table:table-cell>
          <table:table-cell table:formula="of:=400-[.J30]-[.N30]-[.R30]-[.V30]" office:value-type="float" office:value="122" calcext:value-type="float">
            <text:p>122</text:p>
          </table:table-cell>
          <table:table-cell table:formula="of:=(400-[.W30])/[.C30]" office:value-type="float" office:value="0.835978835978836" calcext:value-type="float">
            <text:p>0,835978835978836</text:p>
          </table:table-cell>
          <table:table-cell table:formula="of:=(400-[.X30])/[.F30]" office:value-type="float" office:value="0.992857142857143" calcext:value-type="float">
            <text:p>0,99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31]-[.L31]-[.P31]-[.T31]" office:value-type="float" office:value="336" calcext:value-type="float">
            <text:p>336</text:p>
          </table:table-cell>
          <table:table-cell table:formula="of:=400-[.J31]-[.N31]-[.R31]-[.V31]" office:value-type="float" office:value="352" calcext:value-type="float">
            <text:p>352</text:p>
          </table:table-cell>
          <table:table-cell table:formula="of:=(400-[.W31])/[.C31]" office:value-type="float" office:value="0.209150326797386" calcext:value-type="float">
            <text:p>0,209150326797386</text:p>
          </table:table-cell>
          <table:table-cell table:formula="of:=(400-[.X31])/[.F31]" office:value-type="float" office:value="0.10126582278481" calcext:value-type="float">
            <text:p>0,101265822784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32]-[.L32]-[.P32]-[.T32]" office:value-type="float" office:value="377" calcext:value-type="float">
            <text:p>377</text:p>
          </table:table-cell>
          <table:table-cell table:formula="of:=400-[.J32]-[.N32]-[.R32]-[.V32]" office:value-type="float" office:value="392" calcext:value-type="float">
            <text:p>392</text:p>
          </table:table-cell>
          <table:table-cell table:formula="of:=(400-[.W32])/[.C32]" office:value-type="float" office:value="0.0771812080536913" calcext:value-type="float">
            <text:p>0,077181208053691</text:p>
          </table:table-cell>
          <table:table-cell table:formula="of:=(400-[.X32])/[.F32]" office:value-type="float" office:value="0.0898876404494382" calcext:value-type="float">
            <text:p>0,0898876404494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33]-[.L33]-[.P33]-[.T33]" office:value-type="float" office:value="377" calcext:value-type="float">
            <text:p>377</text:p>
          </table:table-cell>
          <table:table-cell table:formula="of:=400-[.J33]-[.N33]-[.R33]-[.V33]" office:value-type="float" office:value="392" calcext:value-type="float">
            <text:p>392</text:p>
          </table:table-cell>
          <table:table-cell table:formula="of:=(400-[.W33])/[.C33]" office:value-type="float" office:value="0.0467479674796748" calcext:value-type="float">
            <text:p>0,046747967479675</text:p>
          </table:table-cell>
          <table:table-cell table:formula="of:=(400-[.X33])/[.F33]" office:value-type="float" office:value="0.032" calcext:value-type="float">
            <text:p>0,0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string" calcext:value-type="string">
            <text:p>-1</text:p>
          </table:table-cell>
          <table:table-cell table:formula="of:=400-[.H34]-[.L34]-[.P34]-[.T34]" office:value-type="float" office:value="352" calcext:value-type="float">
            <text:p>352</text:p>
          </table:table-cell>
          <table:table-cell table:formula="of:=400-[.J34]-[.N34]-[.R34]-[.V34]" office:value-type="float" office:value="347" calcext:value-type="float">
            <text:p>347</text:p>
          </table:table-cell>
          <table:table-cell table:formula="of:=(400-[.W34])/[.C34]" office:value-type="float" office:value="0.30379746835443" calcext:value-type="float">
            <text:p>0,30379746835443</text:p>
          </table:table-cell>
          <table:table-cell table:formula="of:=(400-[.X34])/[.F34]" office:value-type="float" office:value="0.118303571428571" calcext:value-type="float">
            <text:p>0,1183035714285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string" calcext:value-type="string">
            <text:p>-1</text:p>
          </table:table-cell>
          <table:table-cell table:formula="of:=400-[.H35]-[.L35]-[.P35]-[.T35]" office:value-type="float" office:value="378" calcext:value-type="float">
            <text:p>378</text:p>
          </table:table-cell>
          <table:table-cell table:formula="of:=400-[.J35]-[.N35]-[.R35]-[.V35]" office:value-type="float" office:value="373" calcext:value-type="float">
            <text:p>373</text:p>
          </table:table-cell>
          <table:table-cell table:formula="of:=(400-[.W35])/[.C35]" office:value-type="float" office:value="0.205607476635514" calcext:value-type="float">
            <text:p>0,205607476635514</text:p>
          </table:table-cell>
          <table:table-cell table:formula="of:=(400-[.X35])/[.F35]" office:value-type="float" office:value="0.124423963133641" calcext:value-type="float">
            <text:p>0,1244239631336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36]-[.L36]-[.P36]-[.T36]" office:value-type="float" office:value="377" calcext:value-type="float">
            <text:p>377</text:p>
          </table:table-cell>
          <table:table-cell table:formula="of:=400-[.J36]-[.N36]-[.R36]-[.V36]" office:value-type="float" office:value="372" calcext:value-type="float">
            <text:p>372</text:p>
          </table:table-cell>
          <table:table-cell table:formula="of:=(400-[.W36])/[.C36]" office:value-type="float" office:value="0.766666666666667" calcext:value-type="float">
            <text:p>0,766666666666667</text:p>
          </table:table-cell>
          <table:table-cell table:formula="of:=(400-[.X36])/[.F36]" office:value-type="float" office:value="0.0958904109589041" calcext:value-type="float">
            <text:p>0,0958904109589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string" calcext:value-type="string">
            <text:p>-1</text:p>
          </table:table-cell>
          <table:table-cell table:formula="of:=400-[.H37]-[.L37]-[.P37]-[.T37]" office:value-type="float" office:value="285" calcext:value-type="float">
            <text:p>285</text:p>
          </table:table-cell>
          <table:table-cell table:formula="of:=400-[.J37]-[.N37]-[.R37]-[.V37]" office:value-type="float" office:value="260" calcext:value-type="float">
            <text:p>260</text:p>
          </table:table-cell>
          <table:table-cell table:formula="of:=(400-[.W37])/[.C37]" office:value-type="float" office:value="0.592783505154639" calcext:value-type="float">
            <text:p>0,592783505154639</text:p>
          </table:table-cell>
          <table:table-cell table:formula="of:=(400-[.X37])/[.F37]" office:value-type="float" office:value="0.303687635574837" calcext:value-type="float">
            <text:p>0,3036876355748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38]-[.L38]-[.P38]-[.T38]" office:value-type="float" office:value="377" calcext:value-type="float">
            <text:p>377</text:p>
          </table:table-cell>
          <table:table-cell table:formula="of:=400-[.J38]-[.N38]-[.R38]-[.V38]" office:value-type="float" office:value="392" calcext:value-type="float">
            <text:p>392</text:p>
          </table:table-cell>
          <table:table-cell table:formula="of:=(400-[.W38])/[.C38]" office:value-type="float" office:value="0.0787671232876712" calcext:value-type="float">
            <text:p>0,078767123287671</text:p>
          </table:table-cell>
          <table:table-cell table:formula="of:=(400-[.X38])/[.F38]" office:value-type="float" office:value="0.0473372781065089" calcext:value-type="float">
            <text:p>0,0473372781065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string" calcext:value-type="string">
            <text:p>-1</text:p>
          </table:table-cell>
          <table:table-cell table:formula="of:=400-[.H39]-[.L39]-[.P39]-[.T39]" office:value-type="float" office:value="379" calcext:value-type="float">
            <text:p>379</text:p>
          </table:table-cell>
          <table:table-cell table:formula="of:=400-[.J39]-[.N39]-[.R39]-[.V39]" office:value-type="float" office:value="374" calcext:value-type="float">
            <text:p>374</text:p>
          </table:table-cell>
          <table:table-cell table:formula="of:=(400-[.W39])/[.C39]" office:value-type="float" office:value="0.6" calcext:value-type="float">
            <text:p>0,6</text:p>
          </table:table-cell>
          <table:table-cell table:formula="of:=(400-[.X39])/[.F39]" office:value-type="float" office:value="0.156626506024096" calcext:value-type="float">
            <text:p>0,1566265060240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40]-[.L40]-[.P40]-[.T40]" office:value-type="float" office:value="376" calcext:value-type="float">
            <text:p>376</text:p>
          </table:table-cell>
          <table:table-cell table:formula="of:=400-[.J40]-[.N40]-[.R40]-[.V40]" office:value-type="float" office:value="352" calcext:value-type="float">
            <text:p>352</text:p>
          </table:table-cell>
          <table:table-cell table:formula="of:=(400-[.W40])/[.C40]" office:value-type="float" office:value="0.103004291845494" calcext:value-type="float">
            <text:p>0,103004291845494</text:p>
          </table:table-cell>
          <table:table-cell table:formula="of:=(400-[.X40])/[.F40]" office:value-type="float" office:value="0.105494505494506" calcext:value-type="float">
            <text:p>0,1054945054945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41]-[.L41]-[.P41]-[.T41]" office:value-type="float" office:value="376" calcext:value-type="float">
            <text:p>376</text:p>
          </table:table-cell>
          <table:table-cell table:formula="of:=400-[.J41]-[.N41]-[.R41]-[.V41]" office:value-type="float" office:value="352" calcext:value-type="float">
            <text:p>352</text:p>
          </table:table-cell>
          <table:table-cell table:formula="of:=(400-[.W41])/[.C41]" office:value-type="float" office:value="0.0769230769230769" calcext:value-type="float">
            <text:p>0,076923076923077</text:p>
          </table:table-cell>
          <table:table-cell table:formula="of:=(400-[.X41])/[.F41]" office:value-type="float" office:value="0.10062893081761" calcext:value-type="float">
            <text:p>0,100628930817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1</text:p>
          </table:table-cell>
          <table:table-cell table:formula="of:=400-[.H42]-[.L42]-[.P42]-[.T42]" office:value-type="float" office:value="385" calcext:value-type="float">
            <text:p>385</text:p>
          </table:table-cell>
          <table:table-cell table:formula="of:=400-[.J42]-[.N42]-[.R42]-[.V42]" office:value-type="float" office:value="375" calcext:value-type="float">
            <text:p>375</text:p>
          </table:table-cell>
          <table:table-cell table:formula="of:=(400-[.W42])/[.C42]" office:value-type="float" office:value="0.5" calcext:value-type="float">
            <text:p>0,5</text:p>
          </table:table-cell>
          <table:table-cell table:formula="of:=(400-[.X42])/[.F42]" office:value-type="float" office:value="0.0554323725055432" calcext:value-type="float">
            <text:p>0,0554323725055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string" calcext:value-type="string">
            <text:p>-1</text:p>
          </table:table-cell>
          <table:table-cell table:formula="of:=400-[.H43]-[.L43]-[.P43]-[.T43]" office:value-type="float" office:value="348" calcext:value-type="float">
            <text:p>348</text:p>
          </table:table-cell>
          <table:table-cell table:formula="of:=400-[.J43]-[.N43]-[.R43]-[.V43]" office:value-type="float" office:value="343" calcext:value-type="float">
            <text:p>343</text:p>
          </table:table-cell>
          <table:table-cell table:formula="of:=(400-[.W43])/[.C43]" office:value-type="float" office:value="0.597701149425287" calcext:value-type="float">
            <text:p>0,597701149425287</text:p>
          </table:table-cell>
          <table:table-cell table:formula="of:=(400-[.X43])/[.F43]" office:value-type="float" office:value="0.316666666666667" calcext:value-type="float">
            <text:p>0,31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44]-[.L44]-[.P44]-[.T44]" office:value-type="float" office:value="377" calcext:value-type="float">
            <text:p>377</text:p>
          </table:table-cell>
          <table:table-cell table:formula="of:=400-[.J44]-[.N44]-[.R44]-[.V44]" office:value-type="float" office:value="392" calcext:value-type="float">
            <text:p>392</text:p>
          </table:table-cell>
          <table:table-cell table:formula="of:=(400-[.W44])/[.C44]" office:value-type="float" office:value="0.0771812080536913" calcext:value-type="float">
            <text:p>0,077181208053691</text:p>
          </table:table-cell>
          <table:table-cell table:formula="of:=(400-[.X44])/[.F44]" office:value-type="float" office:value="0.0390243902439024" calcext:value-type="float">
            <text:p>0,0390243902439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45]-[.L45]-[.P45]-[.T45]" office:value-type="float" office:value="376" calcext:value-type="float">
            <text:p>376</text:p>
          </table:table-cell>
          <table:table-cell table:formula="of:=400-[.J45]-[.N45]-[.R45]-[.V45]" office:value-type="float" office:value="352" calcext:value-type="float">
            <text:p>352</text:p>
          </table:table-cell>
          <table:table-cell table:formula="of:=(400-[.W45])/[.C45]" office:value-type="float" office:value="0.375" calcext:value-type="float">
            <text:p>0,375</text:p>
          </table:table-cell>
          <table:table-cell table:formula="of:=(400-[.X45])/[.F45]" office:value-type="float" office:value="0.101479915433404" calcext:value-type="float">
            <text:p>0,1014799154334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46]-[.L46]-[.P46]-[.T46]" office:value-type="float" office:value="377" calcext:value-type="float">
            <text:p>377</text:p>
          </table:table-cell>
          <table:table-cell table:formula="of:=400-[.J46]-[.N46]-[.R46]-[.V46]" office:value-type="float" office:value="392" calcext:value-type="float">
            <text:p>392</text:p>
          </table:table-cell>
          <table:table-cell table:formula="of:=(400-[.W46])/[.C46]" office:value-type="float" office:value="0.0891472868217054" calcext:value-type="float">
            <text:p>0,089147286821706</text:p>
          </table:table-cell>
          <table:table-cell table:formula="of:=(400-[.X46])/[.F46]" office:value-type="float" office:value="0.0824742268041237" calcext:value-type="float">
            <text:p>0,0824742268041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8" office:value-type="string" calcext:value-type="string">
            <text:p>-1</text:p>
          </table:table-cell>
          <table:table-cell table:formula="of:=400-[.H47]-[.L47]-[.P47]-[.T47]" office:value-type="float" office:value="279" calcext:value-type="float">
            <text:p>279</text:p>
          </table:table-cell>
          <table:table-cell table:formula="of:=400-[.J47]-[.N47]-[.R47]-[.V47]" office:value-type="float" office:value="274" calcext:value-type="float">
            <text:p>274</text:p>
          </table:table-cell>
          <table:table-cell table:formula="of:=(400-[.W47])/[.C47]" office:value-type="float" office:value="0.605" calcext:value-type="float">
            <text:p>0,605</text:p>
          </table:table-cell>
          <table:table-cell table:formula="of:=(400-[.X47])/[.F47]" office:value-type="float" office:value="0.260330578512397" calcext:value-type="float">
            <text:p>0,2603305785123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48]-[.L48]-[.P48]-[.T48]" office:value-type="float" office:value="377" calcext:value-type="float">
            <text:p>377</text:p>
          </table:table-cell>
          <table:table-cell table:formula="of:=400-[.J48]-[.N48]-[.R48]-[.V48]" office:value-type="float" office:value="392" calcext:value-type="float">
            <text:p>392</text:p>
          </table:table-cell>
          <table:table-cell table:formula="of:=(400-[.W48])/[.C48]" office:value-type="float" office:value="0.0463709677419355" calcext:value-type="float">
            <text:p>0,046370967741936</text:p>
          </table:table-cell>
          <table:table-cell table:formula="of:=(400-[.X48])/[.F48]" office:value-type="float" office:value="0.0446927374301676" calcext:value-type="float">
            <text:p>0,0446927374301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49]-[.L49]-[.P49]-[.T49]" office:value-type="float" office:value="376" calcext:value-type="float">
            <text:p>376</text:p>
          </table:table-cell>
          <table:table-cell table:formula="of:=400-[.J49]-[.N49]-[.R49]-[.V49]" office:value-type="float" office:value="352" calcext:value-type="float">
            <text:p>352</text:p>
          </table:table-cell>
          <table:table-cell table:formula="of:=(400-[.W49])/[.C49]" office:value-type="float" office:value="0.0879120879120879" calcext:value-type="float">
            <text:p>0,087912087912088</text:p>
          </table:table-cell>
          <table:table-cell table:formula="of:=(400-[.X49])/[.F49]" office:value-type="float" office:value="0.0963855421686747" calcext:value-type="float">
            <text:p>0,096385542168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50]-[.L50]-[.P50]-[.T50]" office:value-type="float" office:value="336" calcext:value-type="float">
            <text:p>336</text:p>
          </table:table-cell>
          <table:table-cell table:formula="of:=400-[.J50]-[.N50]-[.R50]-[.V50]" office:value-type="float" office:value="352" calcext:value-type="float">
            <text:p>352</text:p>
          </table:table-cell>
          <table:table-cell table:formula="of:=(400-[.W50])/[.C50]" office:value-type="float" office:value="0.149882903981265" calcext:value-type="float">
            <text:p>0,149882903981265</text:p>
          </table:table-cell>
          <table:table-cell table:formula="of:=(400-[.X50])/[.F50]" office:value-type="float" office:value="0.242424242424242" calcext:value-type="float">
            <text:p>0,2424242424242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51]-[.L51]-[.P51]-[.T51]" office:value-type="float" office:value="377" calcext:value-type="float">
            <text:p>377</text:p>
          </table:table-cell>
          <table:table-cell table:formula="of:=400-[.J51]-[.N51]-[.R51]-[.V51]" office:value-type="float" office:value="392" calcext:value-type="float">
            <text:p>392</text:p>
          </table:table-cell>
          <table:table-cell table:formula="of:=(400-[.W51])/[.C51]" office:value-type="float" office:value="0.048936170212766" calcext:value-type="float">
            <text:p>0,048936170212766</text:p>
          </table:table-cell>
          <table:table-cell table:formula="of:=(400-[.X51])/[.F51]" office:value-type="float" office:value="0.064" calcext:value-type="float">
            <text:p>0,0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string" calcext:value-type="string">
            <text:p>-1</text:p>
          </table:table-cell>
          <table:table-cell table:formula="of:=400-[.H52]-[.L52]-[.P52]-[.T52]" office:value-type="float" office:value="353" calcext:value-type="float">
            <text:p>353</text:p>
          </table:table-cell>
          <table:table-cell table:formula="of:=400-[.J52]-[.N52]-[.R52]-[.V52]" office:value-type="float" office:value="369" calcext:value-type="float">
            <text:p>369</text:p>
          </table:table-cell>
          <table:table-cell table:formula="of:=(400-[.W52])/[.C52]" office:value-type="float" office:value="0.171532846715328" calcext:value-type="float">
            <text:p>0,171532846715328</text:p>
          </table:table-cell>
          <table:table-cell table:formula="of:=(400-[.X52])/[.F52]" office:value-type="float" office:value="0.169398907103825" calcext:value-type="float">
            <text:p>0,1693989071038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53]-[.L53]-[.P53]-[.T53]" office:value-type="float" office:value="376" calcext:value-type="float">
            <text:p>376</text:p>
          </table:table-cell>
          <table:table-cell table:formula="of:=400-[.J53]-[.N53]-[.R53]-[.V53]" office:value-type="float" office:value="352" calcext:value-type="float">
            <text:p>352</text:p>
          </table:table-cell>
          <table:table-cell table:formula="of:=(400-[.W53])/[.C53]" office:value-type="float" office:value="0.0869565217391304" calcext:value-type="float">
            <text:p>0,086956521739131</text:p>
          </table:table-cell>
          <table:table-cell table:formula="of:=(400-[.X53])/[.F53]" office:value-type="float" office:value="0.102345415778252" calcext:value-type="float">
            <text:p>0,1023454157782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54]-[.L54]-[.P54]-[.T54]" office:value-type="float" office:value="336" calcext:value-type="float">
            <text:p>336</text:p>
          </table:table-cell>
          <table:table-cell table:formula="of:=400-[.J54]-[.N54]-[.R54]-[.V54]" office:value-type="float" office:value="352" calcext:value-type="float">
            <text:p>352</text:p>
          </table:table-cell>
          <table:table-cell table:formula="of:=(400-[.W54])/[.C54]" office:value-type="float" office:value="0.147126436781609" calcext:value-type="float">
            <text:p>0,147126436781609</text:p>
          </table:table-cell>
          <table:table-cell table:formula="of:=(400-[.X54])/[.F54]" office:value-type="float" office:value="0.25130890052356" calcext:value-type="float">
            <text:p>0,251308900523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55]-[.L55]-[.P55]-[.T55]" office:value-type="float" office:value="377" calcext:value-type="float">
            <text:p>377</text:p>
          </table:table-cell>
          <table:table-cell table:formula="of:=400-[.J55]-[.N55]-[.R55]-[.V55]" office:value-type="float" office:value="372" calcext:value-type="float">
            <text:p>372</text:p>
          </table:table-cell>
          <table:table-cell table:formula="of:=(400-[.W55])/[.C55]" office:value-type="float" office:value="0.469387755102041" calcext:value-type="float">
            <text:p>0,469387755102041</text:p>
          </table:table-cell>
          <table:table-cell table:formula="of:=(400-[.X55])/[.F55]" office:value-type="float" office:value="0.0864197530864197" calcext:value-type="float">
            <text:p>0,086419753086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-1</text:p>
          </table:table-cell>
          <table:table-cell table:formula="of:=400-[.H56]-[.L56]-[.P56]-[.T56]" office:value-type="float" office:value="381" calcext:value-type="float">
            <text:p>381</text:p>
          </table:table-cell>
          <table:table-cell table:formula="of:=400-[.J56]-[.N56]-[.R56]-[.V56]" office:value-type="float" office:value="382" calcext:value-type="float">
            <text:p>382</text:p>
          </table:table-cell>
          <table:table-cell table:formula="of:=(400-[.W56])/[.C56]" office:value-type="float" office:value="0.279411764705882" calcext:value-type="float">
            <text:p>0,279411764705882</text:p>
          </table:table-cell>
          <table:table-cell table:formula="of:=(400-[.X56])/[.F56]" office:value-type="float" office:value="0.0578778135048232" calcext:value-type="float">
            <text:p>0,0578778135048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57]-[.L57]-[.P57]-[.T57]" office:value-type="float" office:value="377" calcext:value-type="float">
            <text:p>377</text:p>
          </table:table-cell>
          <table:table-cell table:formula="of:=400-[.J57]-[.N57]-[.R57]-[.V57]" office:value-type="float" office:value="392" calcext:value-type="float">
            <text:p>392</text:p>
          </table:table-cell>
          <table:table-cell table:formula="of:=(400-[.W57])/[.C57]" office:value-type="float" office:value="0.0626702997275204" calcext:value-type="float">
            <text:p>0,062670299727521</text:p>
          </table:table-cell>
          <table:table-cell table:formula="of:=(400-[.X57])/[.F57]" office:value-type="float" office:value="0.0416666666666667" calcext:value-type="float">
            <text:p>0,041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58]-[.L58]-[.P58]-[.T58]" office:value-type="float" office:value="376" calcext:value-type="float">
            <text:p>376</text:p>
          </table:table-cell>
          <table:table-cell table:formula="of:=400-[.J58]-[.N58]-[.R58]-[.V58]" office:value-type="float" office:value="352" calcext:value-type="float">
            <text:p>352</text:p>
          </table:table-cell>
          <table:table-cell table:formula="of:=(400-[.W58])/[.C58]" office:value-type="float" office:value="0.0547945205479452" calcext:value-type="float">
            <text:p>0,054794520547945</text:p>
          </table:table-cell>
          <table:table-cell table:formula="of:=(400-[.X58])/[.F58]" office:value-type="float" office:value="0.275862068965517" calcext:value-type="float">
            <text:p>0,2758620689655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59]-[.L59]-[.P59]-[.T59]" office:value-type="float" office:value="377" calcext:value-type="float">
            <text:p>377</text:p>
          </table:table-cell>
          <table:table-cell table:formula="of:=400-[.J59]-[.N59]-[.R59]-[.V59]" office:value-type="float" office:value="372" calcext:value-type="float">
            <text:p>372</text:p>
          </table:table-cell>
          <table:table-cell table:formula="of:=(400-[.W59])/[.C59]" office:value-type="float" office:value="0.0546318289786223" calcext:value-type="float">
            <text:p>0,054631828978622</text:p>
          </table:table-cell>
          <table:table-cell table:formula="of:=(400-[.X59])/[.F59]" office:value-type="float" office:value="0.103321033210332" calcext:value-type="float">
            <text:p>0,1033210332103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60]-[.L60]-[.P60]-[.T60]" office:value-type="float" office:value="377" calcext:value-type="float">
            <text:p>377</text:p>
          </table:table-cell>
          <table:table-cell table:formula="of:=400-[.J60]-[.N60]-[.R60]-[.V60]" office:value-type="float" office:value="392" calcext:value-type="float">
            <text:p>392</text:p>
          </table:table-cell>
          <table:table-cell table:formula="of:=(400-[.W60])/[.C60]" office:value-type="float" office:value="0.0603674540682415" calcext:value-type="float">
            <text:p>0,060367454068242</text:p>
          </table:table-cell>
          <table:table-cell table:formula="of:=(400-[.X60])/[.F60]" office:value-type="float" office:value="0.051948051948052" calcext:value-type="float">
            <text:p>0,0519480519480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61]-[.L61]-[.P61]-[.T61]" office:value-type="float" office:value="377" calcext:value-type="float">
            <text:p>377</text:p>
          </table:table-cell>
          <table:table-cell table:formula="of:=400-[.J61]-[.N61]-[.R61]-[.V61]" office:value-type="float" office:value="392" calcext:value-type="float">
            <text:p>392</text:p>
          </table:table-cell>
          <table:table-cell table:formula="of:=(400-[.W61])/[.C61]" office:value-type="float" office:value="0.0934959349593496" calcext:value-type="float">
            <text:p>0,09349593495935</text:p>
          </table:table-cell>
          <table:table-cell table:formula="of:=(400-[.X61])/[.F61]" office:value-type="float" office:value="0.0540540540540541" calcext:value-type="float">
            <text:p>0,0540540540540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62]-[.L62]-[.P62]-[.T62]" office:value-type="float" office:value="377" calcext:value-type="float">
            <text:p>377</text:p>
          </table:table-cell>
          <table:table-cell table:formula="of:=400-[.J62]-[.N62]-[.R62]-[.V62]" office:value-type="float" office:value="392" calcext:value-type="float">
            <text:p>392</text:p>
          </table:table-cell>
          <table:table-cell table:formula="of:=(400-[.W62])/[.C62]" office:value-type="float" office:value="0.0633608815426997" calcext:value-type="float">
            <text:p>0,0633608815427</text:p>
          </table:table-cell>
          <table:table-cell table:formula="of:=(400-[.X62])/[.F62]" office:value-type="float" office:value="0.033195020746888" calcext:value-type="float">
            <text:p>0,0331950207468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63]-[.L63]-[.P63]-[.T63]" office:value-type="float" office:value="377" calcext:value-type="float">
            <text:p>377</text:p>
          </table:table-cell>
          <table:table-cell table:formula="of:=400-[.J63]-[.N63]-[.R63]-[.V63]" office:value-type="float" office:value="392" calcext:value-type="float">
            <text:p>392</text:p>
          </table:table-cell>
          <table:table-cell table:formula="of:=(400-[.W63])/[.C63]" office:value-type="float" office:value="0.0577889447236181" calcext:value-type="float">
            <text:p>0,057788944723618</text:p>
          </table:table-cell>
          <table:table-cell table:formula="of:=(400-[.X63])/[.F63]" office:value-type="float" office:value="0.0588235294117647" calcext:value-type="float">
            <text:p>0,0588235294117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64]-[.L64]-[.P64]-[.T64]" office:value-type="float" office:value="377" calcext:value-type="float">
            <text:p>377</text:p>
          </table:table-cell>
          <table:table-cell table:formula="of:=400-[.J64]-[.N64]-[.R64]-[.V64]" office:value-type="float" office:value="392" calcext:value-type="float">
            <text:p>392</text:p>
          </table:table-cell>
          <table:table-cell table:formula="of:=(400-[.W64])/[.C64]" office:value-type="float" office:value="0.0592783505154639" calcext:value-type="float">
            <text:p>0,059278350515464</text:p>
          </table:table-cell>
          <table:table-cell table:formula="of:=(400-[.X64])/[.F64]" office:value-type="float" office:value="0.0257234726688103" calcext:value-type="float">
            <text:p>0,025723472668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string" calcext:value-type="string">
            <text:p>-1</text:p>
          </table:table-cell>
          <table:table-cell table:formula="of:=400-[.H65]-[.L65]-[.P65]-[.T65]" office:value-type="float" office:value="365" calcext:value-type="float">
            <text:p>365</text:p>
          </table:table-cell>
          <table:table-cell table:formula="of:=400-[.J65]-[.N65]-[.R65]-[.V65]" office:value-type="float" office:value="360" calcext:value-type="float">
            <text:p>360</text:p>
          </table:table-cell>
          <table:table-cell table:formula="of:=(400-[.W65])/[.C65]" office:value-type="float" office:value="0.673076923076923" calcext:value-type="float">
            <text:p>0,673076923076923</text:p>
          </table:table-cell>
          <table:table-cell table:formula="of:=(400-[.X65])/[.F65]" office:value-type="float" office:value="0.240963855421687" calcext:value-type="float">
            <text:p>0,2409638554216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66]-[.L66]-[.P66]-[.T66]" office:value-type="float" office:value="377" calcext:value-type="float">
            <text:p>377</text:p>
          </table:table-cell>
          <table:table-cell table:formula="of:=400-[.J66]-[.N66]-[.R66]-[.V66]" office:value-type="float" office:value="392" calcext:value-type="float">
            <text:p>392</text:p>
          </table:table-cell>
          <table:table-cell table:formula="of:=(400-[.W66])/[.C66]" office:value-type="float" office:value="0.0539906103286385" calcext:value-type="float">
            <text:p>0,053990610328639</text:p>
          </table:table-cell>
          <table:table-cell table:formula="of:=(400-[.X66])/[.F66]" office:value-type="float" office:value="0.0479041916167665" calcext:value-type="float">
            <text:p>0,0479041916167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67]-[.L67]-[.P67]-[.T67]" office:value-type="float" office:value="336" calcext:value-type="float">
            <text:p>336</text:p>
          </table:table-cell>
          <table:table-cell table:formula="of:=400-[.J67]-[.N67]-[.R67]-[.V67]" office:value-type="float" office:value="352" calcext:value-type="float">
            <text:p>352</text:p>
          </table:table-cell>
          <table:table-cell table:formula="of:=(400-[.W67])/[.C67]" office:value-type="float" office:value="0.139737991266376" calcext:value-type="float">
            <text:p>0,139737991266376</text:p>
          </table:table-cell>
          <table:table-cell table:formula="of:=(400-[.X67])/[.F67]" office:value-type="float" office:value="0.578313253012048" calcext:value-type="float">
            <text:p>0,578313253012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68]-[.L68]-[.P68]-[.T68]" office:value-type="float" office:value="375" calcext:value-type="float">
            <text:p>375</text:p>
          </table:table-cell>
          <table:table-cell table:formula="of:=400-[.J68]-[.N68]-[.R68]-[.V68]" office:value-type="float" office:value="392" calcext:value-type="float">
            <text:p>392</text:p>
          </table:table-cell>
          <table:table-cell table:formula="of:=(400-[.W68])/[.C68]" office:value-type="float" office:value="0.490196078431373" calcext:value-type="float">
            <text:p>0,490196078431373</text:p>
          </table:table-cell>
          <table:table-cell table:formula="of:=(400-[.X68])/[.F68]" office:value-type="float" office:value="0.054421768707483" calcext:value-type="float">
            <text:p>0,0544217687074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69]-[.L69]-[.P69]-[.T69]" office:value-type="float" office:value="375" calcext:value-type="float">
            <text:p>375</text:p>
          </table:table-cell>
          <table:table-cell table:formula="of:=400-[.J69]-[.N69]-[.R69]-[.V69]" office:value-type="float" office:value="350" calcext:value-type="float">
            <text:p>350</text:p>
          </table:table-cell>
          <table:table-cell table:formula="of:=(400-[.W69])/[.C69]" office:value-type="float" office:value="0.423728813559322" calcext:value-type="float">
            <text:p>0,423728813559322</text:p>
          </table:table-cell>
          <table:table-cell table:formula="of:=(400-[.X69])/[.F69]" office:value-type="float" office:value="0.111607142857143" calcext:value-type="float">
            <text:p>0,1116071428571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70]-[.L70]-[.P70]-[.T70]" office:value-type="float" office:value="376" calcext:value-type="float">
            <text:p>376</text:p>
          </table:table-cell>
          <table:table-cell table:formula="of:=400-[.J70]-[.N70]-[.R70]-[.V70]" office:value-type="float" office:value="352" calcext:value-type="float">
            <text:p>352</text:p>
          </table:table-cell>
          <table:table-cell table:formula="of:=(400-[.W70])/[.C70]" office:value-type="float" office:value="0.0975609756097561" calcext:value-type="float">
            <text:p>0,097560975609756</text:p>
          </table:table-cell>
          <table:table-cell table:formula="of:=(400-[.X70])/[.F70]" office:value-type="float" office:value="0.0985626283367557" calcext:value-type="float">
            <text:p>0,0985626283367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71]-[.L71]-[.P71]-[.T71]" office:value-type="float" office:value="377" calcext:value-type="float">
            <text:p>377</text:p>
          </table:table-cell>
          <table:table-cell table:formula="of:=400-[.J71]-[.N71]-[.R71]-[.V71]" office:value-type="float" office:value="392" calcext:value-type="float">
            <text:p>392</text:p>
          </table:table-cell>
          <table:table-cell table:formula="of:=(400-[.W71])/[.C71]" office:value-type="float" office:value="0.0527522935779817" calcext:value-type="float">
            <text:p>0,052752293577982</text:p>
          </table:table-cell>
          <table:table-cell table:formula="of:=(400-[.X71])/[.F71]" office:value-type="float" office:value="0.0575539568345324" calcext:value-type="float">
            <text:p>0,0575539568345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72]-[.L72]-[.P72]-[.T72]" office:value-type="float" office:value="376" calcext:value-type="float">
            <text:p>376</text:p>
          </table:table-cell>
          <table:table-cell table:formula="of:=400-[.J72]-[.N72]-[.R72]-[.V72]" office:value-type="float" office:value="352" calcext:value-type="float">
            <text:p>352</text:p>
          </table:table-cell>
          <table:table-cell table:formula="of:=(400-[.W72])/[.C72]" office:value-type="float" office:value="0.0509554140127389" calcext:value-type="float">
            <text:p>0,050955414012739</text:p>
          </table:table-cell>
          <table:table-cell table:formula="of:=(400-[.X72])/[.F72]" office:value-type="float" office:value="0.144578313253012" calcext:value-type="float">
            <text:p>0,1445783132530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73]-[.L73]-[.P73]-[.T73]" office:value-type="float" office:value="377" calcext:value-type="float">
            <text:p>377</text:p>
          </table:table-cell>
          <table:table-cell table:formula="of:=400-[.J73]-[.N73]-[.R73]-[.V73]" office:value-type="float" office:value="392" calcext:value-type="float">
            <text:p>392</text:p>
          </table:table-cell>
          <table:table-cell table:formula="of:=(400-[.W73])/[.C73]" office:value-type="float" office:value="0.0474226804123711" calcext:value-type="float">
            <text:p>0,047422680412371</text:p>
          </table:table-cell>
          <table:table-cell table:formula="of:=(400-[.X73])/[.F73]" office:value-type="float" office:value="0.0425531914893617" calcext:value-type="float">
            <text:p>0,0425531914893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74]-[.L74]-[.P74]-[.T74]" office:value-type="float" office:value="376" calcext:value-type="float">
            <text:p>376</text:p>
          </table:table-cell>
          <table:table-cell table:formula="of:=400-[.J74]-[.N74]-[.R74]-[.V74]" office:value-type="float" office:value="352" calcext:value-type="float">
            <text:p>352</text:p>
          </table:table-cell>
          <table:table-cell table:formula="of:=(400-[.W74])/[.C74]" office:value-type="float" office:value="0.09375" calcext:value-type="float">
            <text:p>0,09375</text:p>
          </table:table-cell>
          <table:table-cell table:formula="of:=(400-[.X74])/[.F74]" office:value-type="float" office:value="0.102564102564103" calcext:value-type="float">
            <text:p>0,1025641025641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75]-[.L75]-[.P75]-[.T75]" office:value-type="float" office:value="377" calcext:value-type="float">
            <text:p>377</text:p>
          </table:table-cell>
          <table:table-cell table:formula="of:=400-[.J75]-[.N75]-[.R75]-[.V75]" office:value-type="float" office:value="392" calcext:value-type="float">
            <text:p>392</text:p>
          </table:table-cell>
          <table:table-cell table:formula="of:=(400-[.W75])/[.C75]" office:value-type="float" office:value="0.0653409090909091" calcext:value-type="float">
            <text:p>0,065340909090909</text:p>
          </table:table-cell>
          <table:table-cell table:formula="of:=(400-[.X75])/[.F75]" office:value-type="float" office:value="0.0365296803652968" calcext:value-type="float">
            <text:p>0,0365296803652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string" calcext:value-type="string">
            <text:p>-1</text:p>
          </table:table-cell>
          <table:table-cell table:formula="of:=400-[.H76]-[.L76]-[.P76]-[.T76]" office:value-type="float" office:value="308" calcext:value-type="float">
            <text:p>308</text:p>
          </table:table-cell>
          <table:table-cell table:formula="of:=400-[.J76]-[.N76]-[.R76]-[.V76]" office:value-type="float" office:value="324" calcext:value-type="float">
            <text:p>324</text:p>
          </table:table-cell>
          <table:table-cell table:formula="of:=(400-[.W76])/[.C76]" office:value-type="float" office:value="0.227722772277228" calcext:value-type="float">
            <text:p>0,227722772277228</text:p>
          </table:table-cell>
          <table:table-cell table:formula="of:=(400-[.X76])/[.F76]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-1</text:p>
          </table:table-cell>
          <table:table-cell table:formula="of:=400-[.H77]-[.L77]-[.P77]-[.T77]" office:value-type="float" office:value="345" calcext:value-type="float">
            <text:p>345</text:p>
          </table:table-cell>
          <table:table-cell table:formula="of:=400-[.J77]-[.N77]-[.R77]-[.V77]" office:value-type="float" office:value="335" calcext:value-type="float">
            <text:p>335</text:p>
          </table:table-cell>
          <table:table-cell table:formula="of:=(400-[.W77])/[.C77]" office:value-type="float" office:value="0.705128205128205" calcext:value-type="float">
            <text:p>0,705128205128205</text:p>
          </table:table-cell>
          <table:table-cell table:formula="of:=(400-[.X77])/[.F77]" office:value-type="float" office:value="0.396341463414634" calcext:value-type="float">
            <text:p>0,3963414634146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8" office:value-type="string" calcext:value-type="string">
            <text:p>-1</text:p>
          </table:table-cell>
          <table:table-cell table:formula="of:=400-[.H78]-[.L78]-[.P78]-[.T78]" office:value-type="float" office:value="324" calcext:value-type="float">
            <text:p>324</text:p>
          </table:table-cell>
          <table:table-cell table:formula="of:=400-[.J78]-[.N78]-[.R78]-[.V78]" office:value-type="float" office:value="319" calcext:value-type="float">
            <text:p>319</text:p>
          </table:table-cell>
          <table:table-cell table:formula="of:=(400-[.W78])/[.C78]" office:value-type="float" office:value="0.38974358974359" calcext:value-type="float">
            <text:p>0,38974358974359</text:p>
          </table:table-cell>
          <table:table-cell table:formula="of:=(400-[.X78])/[.F78]" office:value-type="float" office:value="0.2171581769437" calcext:value-type="float">
            <text:p>0,21715817694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79]-[.L79]-[.P79]-[.T79]" office:value-type="float" office:value="377" calcext:value-type="float">
            <text:p>377</text:p>
          </table:table-cell>
          <table:table-cell table:formula="of:=400-[.J79]-[.N79]-[.R79]-[.V79]" office:value-type="float" office:value="392" calcext:value-type="float">
            <text:p>392</text:p>
          </table:table-cell>
          <table:table-cell table:formula="of:=(400-[.W79])/[.C79]" office:value-type="float" office:value="0.0798611111111111" calcext:value-type="float">
            <text:p>0,079861111111111</text:p>
          </table:table-cell>
          <table:table-cell table:formula="of:=(400-[.X79])/[.F79]" office:value-type="float" office:value="0.036697247706422" calcext:value-type="float">
            <text:p>0,0366972477064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string" calcext:value-type="string">
            <text:p>-1</text:p>
          </table:table-cell>
          <table:table-cell table:formula="of:=400-[.H80]-[.L80]-[.P80]-[.T80]" office:value-type="float" office:value="369" calcext:value-type="float">
            <text:p>369</text:p>
          </table:table-cell>
          <table:table-cell table:formula="of:=400-[.J80]-[.N80]-[.R80]-[.V80]" office:value-type="float" office:value="386" calcext:value-type="float">
            <text:p>386</text:p>
          </table:table-cell>
          <table:table-cell table:formula="of:=(400-[.W80])/[.C80]" office:value-type="float" office:value="0.96875" calcext:value-type="float">
            <text:p>0,96875</text:p>
          </table:table-cell>
          <table:table-cell table:formula="of:=(400-[.X80])/[.F80]" office:value-type="float" office:value="0.0666666666666667" calcext:value-type="float">
            <text:p>0,0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81]-[.L81]-[.P81]-[.T81]" office:value-type="float" office:value="376" calcext:value-type="float">
            <text:p>376</text:p>
          </table:table-cell>
          <table:table-cell table:formula="of:=400-[.J81]-[.N81]-[.R81]-[.V81]" office:value-type="float" office:value="392" calcext:value-type="float">
            <text:p>392</text:p>
          </table:table-cell>
          <table:table-cell table:formula="of:=(400-[.W81])/[.C81]" office:value-type="float" office:value="0.0839160839160839" calcext:value-type="float">
            <text:p>0,083916083916084</text:p>
          </table:table-cell>
          <table:table-cell table:formula="of:=(400-[.X81])/[.F81]" office:value-type="float" office:value="0.258064516129032" calcext:value-type="float">
            <text:p>0,2580645161290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string" calcext:value-type="string">
            <text:p>-1</text:p>
          </table:table-cell>
          <table:table-cell table:formula="of:=400-[.H82]-[.L82]-[.P82]-[.T82]" office:value-type="float" office:value="381" calcext:value-type="float">
            <text:p>381</text:p>
          </table:table-cell>
          <table:table-cell table:formula="of:=400-[.J82]-[.N82]-[.R82]-[.V82]" office:value-type="float" office:value="376" calcext:value-type="float">
            <text:p>376</text:p>
          </table:table-cell>
          <table:table-cell table:formula="of:=(400-[.W82])/[.C82]" office:value-type="float" office:value="0.327586206896552" calcext:value-type="float">
            <text:p>0,327586206896552</text:p>
          </table:table-cell>
          <table:table-cell table:formula="of:=(400-[.X82])/[.F82]" office:value-type="float" office:value="0.134078212290503" calcext:value-type="float">
            <text:p>0,134078212290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83]-[.L83]-[.P83]-[.T83]" office:value-type="float" office:value="377" calcext:value-type="float">
            <text:p>377</text:p>
          </table:table-cell>
          <table:table-cell table:formula="of:=400-[.J83]-[.N83]-[.R83]-[.V83]" office:value-type="float" office:value="392" calcext:value-type="float">
            <text:p>392</text:p>
          </table:table-cell>
          <table:table-cell table:formula="of:=(400-[.W83])/[.C83]" office:value-type="float" office:value="0.0504385964912281" calcext:value-type="float">
            <text:p>0,050438596491228</text:p>
          </table:table-cell>
          <table:table-cell table:formula="of:=(400-[.X83])/[.F83]" office:value-type="float" office:value="0.0650406504065041" calcext:value-type="float">
            <text:p>0,0650406504065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84]-[.L84]-[.P84]-[.T84]" office:value-type="float" office:value="336" calcext:value-type="float">
            <text:p>336</text:p>
          </table:table-cell>
          <table:table-cell table:formula="of:=400-[.J84]-[.N84]-[.R84]-[.V84]" office:value-type="float" office:value="352" calcext:value-type="float">
            <text:p>352</text:p>
          </table:table-cell>
          <table:table-cell table:formula="of:=(400-[.W84])/[.C84]" office:value-type="float" office:value="0.133333333333333" calcext:value-type="float">
            <text:p>0,133333333333333</text:p>
          </table:table-cell>
          <table:table-cell table:formula="of:=(400-[.X84])/[.F84]" office:value-type="float" office:value="0.260869565217391" calcext:value-type="float">
            <text:p>0,2608695652173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85]-[.L85]-[.P85]-[.T85]" office:value-type="float" office:value="377" calcext:value-type="float">
            <text:p>377</text:p>
          </table:table-cell>
          <table:table-cell table:formula="of:=400-[.J85]-[.N85]-[.R85]-[.V85]" office:value-type="float" office:value="372" calcext:value-type="float">
            <text:p>372</text:p>
          </table:table-cell>
          <table:table-cell table:formula="of:=(400-[.W85])/[.C85]" office:value-type="float" office:value="0.0616621983914209" calcext:value-type="float">
            <text:p>0,061662198391421</text:p>
          </table:table-cell>
          <table:table-cell table:formula="of:=(400-[.X85])/[.F85]" office:value-type="float" office:value="0.12962962962963" calcext:value-type="float">
            <text:p>0,129629629629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86]-[.L86]-[.P86]-[.T86]" office:value-type="float" office:value="377" calcext:value-type="float">
            <text:p>377</text:p>
          </table:table-cell>
          <table:table-cell table:formula="of:=400-[.J86]-[.N86]-[.R86]-[.V86]" office:value-type="float" office:value="392" calcext:value-type="float">
            <text:p>392</text:p>
          </table:table-cell>
          <table:table-cell table:formula="of:=(400-[.W86])/[.C86]" office:value-type="float" office:value="0.0905511811023622" calcext:value-type="float">
            <text:p>0,090551181102362</text:p>
          </table:table-cell>
          <table:table-cell table:formula="of:=(400-[.X86])/[.F86]" office:value-type="float" office:value="0.0701754385964912" calcext:value-type="float">
            <text:p>0,0701754385964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87]-[.L87]-[.P87]-[.T87]" office:value-type="float" office:value="377" calcext:value-type="float">
            <text:p>377</text:p>
          </table:table-cell>
          <table:table-cell table:formula="of:=400-[.J87]-[.N87]-[.R87]-[.V87]" office:value-type="float" office:value="392" calcext:value-type="float">
            <text:p>392</text:p>
          </table:table-cell>
          <table:table-cell table:formula="of:=(400-[.W87])/[.C87]" office:value-type="float" office:value="0.0749185667752443" calcext:value-type="float">
            <text:p>0,074918566775244</text:p>
          </table:table-cell>
          <table:table-cell table:formula="of:=(400-[.X87])/[.F87]" office:value-type="float" office:value="0.0601503759398496" calcext:value-type="float">
            <text:p>0,060150375939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8" office:value-type="string" calcext:value-type="string">
            <text:p>-1</text:p>
          </table:table-cell>
          <table:table-cell table:formula="of:=400-[.H88]-[.L88]-[.P88]-[.T88]" office:value-type="float" office:value="351" calcext:value-type="float">
            <text:p>351</text:p>
          </table:table-cell>
          <table:table-cell table:formula="of:=400-[.J88]-[.N88]-[.R88]-[.V88]" office:value-type="float" office:value="346" calcext:value-type="float">
            <text:p>346</text:p>
          </table:table-cell>
          <table:table-cell table:formula="of:=(400-[.W88])/[.C88]" office:value-type="float" office:value="0.392" calcext:value-type="float">
            <text:p>0,392</text:p>
          </table:table-cell>
          <table:table-cell table:formula="of:=(400-[.X88])/[.F88]" office:value-type="float" office:value="0.197080291970803" calcext:value-type="float">
            <text:p>0,1970802919708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89]-[.L89]-[.P89]-[.T89]" office:value-type="float" office:value="376" calcext:value-type="float">
            <text:p>376</text:p>
          </table:table-cell>
          <table:table-cell table:formula="of:=400-[.J89]-[.N89]-[.R89]-[.V89]" office:value-type="float" office:value="352" calcext:value-type="float">
            <text:p>352</text:p>
          </table:table-cell>
          <table:table-cell table:formula="of:=(400-[.W89])/[.C89]" office:value-type="float" office:value="0.0497925311203319" calcext:value-type="float">
            <text:p>0,049792531120332</text:p>
          </table:table-cell>
          <table:table-cell table:formula="of:=(400-[.X89])/[.F89]" office:value-type="float" office:value="0.216216216216216" calcext:value-type="float">
            <text:p>0,2162162162162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90]-[.L90]-[.P90]-[.T90]" office:value-type="float" office:value="336" calcext:value-type="float">
            <text:p>336</text:p>
          </table:table-cell>
          <table:table-cell table:formula="of:=400-[.J90]-[.N90]-[.R90]-[.V90]" office:value-type="float" office:value="352" calcext:value-type="float">
            <text:p>352</text:p>
          </table:table-cell>
          <table:table-cell table:formula="of:=(400-[.W90])/[.C90]" office:value-type="float" office:value="0.145785876993166" calcext:value-type="float">
            <text:p>0,145785876993166</text:p>
          </table:table-cell>
          <table:table-cell table:formula="of:=(400-[.X90])/[.F90]" office:value-type="float" office:value="0.272727272727273" calcext:value-type="float">
            <text:p>0,272727272727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-1</text:p>
          </table:table-cell>
          <table:table-cell table:formula="of:=400-[.H91]-[.L91]-[.P91]-[.T91]" office:value-type="float" office:value="387" calcext:value-type="float">
            <text:p>387</text:p>
          </table:table-cell>
          <table:table-cell table:formula="of:=400-[.J91]-[.N91]-[.R91]-[.V91]" office:value-type="float" office:value="382" calcext:value-type="float">
            <text:p>382</text:p>
          </table:table-cell>
          <table:table-cell table:formula="of:=(400-[.W91])/[.C91]" office:value-type="float" office:value="0.209677419354839" calcext:value-type="float">
            <text:p>0,209677419354839</text:p>
          </table:table-cell>
          <table:table-cell table:formula="of:=(400-[.X91])/[.F91]" office:value-type="float" office:value="0.107784431137725" calcext:value-type="float">
            <text:p>0,1077844311377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92]-[.L92]-[.P92]-[.T92]" office:value-type="float" office:value="377" calcext:value-type="float">
            <text:p>377</text:p>
          </table:table-cell>
          <table:table-cell table:formula="of:=400-[.J92]-[.N92]-[.R92]-[.V92]" office:value-type="float" office:value="392" calcext:value-type="float">
            <text:p>392</text:p>
          </table:table-cell>
          <table:table-cell table:formula="of:=(400-[.W92])/[.C92]" office:value-type="float" office:value="0.0576441102756892" calcext:value-type="float">
            <text:p>0,057644110275689</text:p>
          </table:table-cell>
          <table:table-cell table:formula="of:=(400-[.X92])/[.F92]" office:value-type="float" office:value="0.0551724137931034" calcext:value-type="float">
            <text:p>0,0551724137931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93]-[.L93]-[.P93]-[.T93]" office:value-type="float" office:value="377" calcext:value-type="float">
            <text:p>377</text:p>
          </table:table-cell>
          <table:table-cell table:formula="of:=400-[.J93]-[.N93]-[.R93]-[.V93]" office:value-type="float" office:value="392" calcext:value-type="float">
            <text:p>392</text:p>
          </table:table-cell>
          <table:table-cell table:formula="of:=(400-[.W93])/[.C93]" office:value-type="float" office:value="0.0563725490196079" calcext:value-type="float">
            <text:p>0,056372549019608</text:p>
          </table:table-cell>
          <table:table-cell table:formula="of:=(400-[.X93])/[.F93]" office:value-type="float" office:value="0.0372093023255814" calcext:value-type="float">
            <text:p>0,037209302325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94]-[.L94]-[.P94]-[.T94]" office:value-type="float" office:value="336" calcext:value-type="float">
            <text:p>336</text:p>
          </table:table-cell>
          <table:table-cell table:formula="of:=400-[.J94]-[.N94]-[.R94]-[.V94]" office:value-type="float" office:value="352" calcext:value-type="float">
            <text:p>352</text:p>
          </table:table-cell>
          <table:table-cell table:formula="of:=(400-[.W94])/[.C94]" office:value-type="float" office:value="0.141592920353982" calcext:value-type="float">
            <text:p>0,141592920353982</text:p>
          </table:table-cell>
          <table:table-cell table:formula="of:=(400-[.X94])/[.F94]" office:value-type="float" office:value="0.230769230769231" calcext:value-type="float">
            <text:p>0,2307692307692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95]-[.L95]-[.P95]-[.T95]" office:value-type="float" office:value="359" calcext:value-type="float">
            <text:p>359</text:p>
          </table:table-cell>
          <table:table-cell table:formula="of:=400-[.J95]-[.N95]-[.R95]-[.V95]" office:value-type="float" office:value="383" calcext:value-type="float">
            <text:p>383</text:p>
          </table:table-cell>
          <table:table-cell table:formula="of:=(400-[.W95])/[.C95]" office:value-type="float" office:value="0.104325699745547" calcext:value-type="float">
            <text:p>0,104325699745547</text:p>
          </table:table-cell>
          <table:table-cell table:formula="of:=(400-[.X95])/[.F95]" office:value-type="float" office:value="0.288135593220339" calcext:value-type="float">
            <text:p>0,2881355932203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96]-[.L96]-[.P96]-[.T96]" office:value-type="float" office:value="377" calcext:value-type="float">
            <text:p>377</text:p>
          </table:table-cell>
          <table:table-cell table:formula="of:=400-[.J96]-[.N96]-[.R96]-[.V96]" office:value-type="float" office:value="372" calcext:value-type="float">
            <text:p>372</text:p>
          </table:table-cell>
          <table:table-cell table:formula="of:=(400-[.W96])/[.C96]" office:value-type="float" office:value="0.433962264150943" calcext:value-type="float">
            <text:p>0,433962264150943</text:p>
          </table:table-cell>
          <table:table-cell table:formula="of:=(400-[.X96])/[.F96]" office:value-type="float" office:value="0.0721649484536082" calcext:value-type="float">
            <text:p>0,0721649484536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97]-[.L97]-[.P97]-[.T97]" office:value-type="float" office:value="390" calcext:value-type="float">
            <text:p>390</text:p>
          </table:table-cell>
          <table:table-cell table:formula="of:=400-[.J97]-[.N97]-[.R97]-[.V97]" office:value-type="float" office:value="378" calcext:value-type="float">
            <text:p>378</text:p>
          </table:table-cell>
          <table:table-cell table:formula="of:=(400-[.W97])/[.C97]" office:value-type="float" office:value="0.0775193798449612" calcext:value-type="float">
            <text:p>0,077519379844961</text:p>
          </table:table-cell>
          <table:table-cell table:formula="of:=(400-[.X97])/[.F97]" office:value-type="float" office:value="0.275" calcext:value-type="float">
            <text:p>0,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8" office:value-type="string" calcext:value-type="string">
            <text:p>-1</text:p>
          </table:table-cell>
          <table:table-cell table:formula="of:=400-[.H98]-[.L98]-[.P98]-[.T98]" office:value-type="float" office:value="377" calcext:value-type="float">
            <text:p>377</text:p>
          </table:table-cell>
          <table:table-cell table:formula="of:=400-[.J98]-[.N98]-[.R98]-[.V98]" office:value-type="float" office:value="301" calcext:value-type="float">
            <text:p>301</text:p>
          </table:table-cell>
          <table:table-cell table:formula="of:=(400-[.W98])/[.C98]" office:value-type="float" office:value="0.0551558752997602" calcext:value-type="float">
            <text:p>0,05515587529976</text:p>
          </table:table-cell>
          <table:table-cell table:formula="of:=(400-[.X98])/[.F98]" office:value-type="float" office:value="0.98019801980198" calcext:value-type="float">
            <text:p>0,980198019801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99]-[.L99]-[.P99]-[.T99]" office:value-type="float" office:value="377" calcext:value-type="float">
            <text:p>377</text:p>
          </table:table-cell>
          <table:table-cell table:formula="of:=400-[.J99]-[.N99]-[.R99]-[.V99]" office:value-type="float" office:value="392" calcext:value-type="float">
            <text:p>392</text:p>
          </table:table-cell>
          <table:table-cell table:formula="of:=(400-[.W99])/[.C99]" office:value-type="float" office:value="0.0756578947368421" calcext:value-type="float">
            <text:p>0,075657894736842</text:p>
          </table:table-cell>
          <table:table-cell table:formula="of:=(400-[.X99])/[.F99]" office:value-type="float" office:value="0.0432432432432432" calcext:value-type="float">
            <text:p>0,0432432432432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00]-[.L100]-[.P100]-[.T100]" office:value-type="float" office:value="377" calcext:value-type="float">
            <text:p>377</text:p>
          </table:table-cell>
          <table:table-cell table:formula="of:=400-[.J100]-[.N100]-[.R100]-[.V100]" office:value-type="float" office:value="392" calcext:value-type="float">
            <text:p>392</text:p>
          </table:table-cell>
          <table:table-cell table:formula="of:=(400-[.W100])/[.C100]" office:value-type="float" office:value="0.0807017543859649" calcext:value-type="float">
            <text:p>0,080701754385965</text:p>
          </table:table-cell>
          <table:table-cell table:formula="of:=(400-[.X100])/[.F100]" office:value-type="float" office:value="0.0476190476190476" calcext:value-type="float">
            <text:p>0,0476190476190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01]-[.L101]-[.P101]-[.T101]" office:value-type="float" office:value="377" calcext:value-type="float">
            <text:p>377</text:p>
          </table:table-cell>
          <table:table-cell table:formula="of:=400-[.J101]-[.N101]-[.R101]-[.V101]" office:value-type="float" office:value="392" calcext:value-type="float">
            <text:p>392</text:p>
          </table:table-cell>
          <table:table-cell table:formula="of:=(400-[.W101])/[.C101]" office:value-type="float" office:value="0.0512249443207127" calcext:value-type="float">
            <text:p>0,051224944320713</text:p>
          </table:table-cell>
          <table:table-cell table:formula="of:=(400-[.X101])/[.F101]" office:value-type="float" office:value="0.0392156862745098" calcext:value-type="float">
            <text:p>0,039215686274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102]-[.L102]-[.P102]-[.T102]" office:value-type="float" office:value="336" calcext:value-type="float">
            <text:p>336</text:p>
          </table:table-cell>
          <table:table-cell table:formula="of:=400-[.J102]-[.N102]-[.R102]-[.V102]" office:value-type="float" office:value="352" calcext:value-type="float">
            <text:p>352</text:p>
          </table:table-cell>
          <table:table-cell table:formula="of:=(400-[.W102])/[.C102]" office:value-type="float" office:value="0.277056277056277" calcext:value-type="float">
            <text:p>0,277056277056277</text:p>
          </table:table-cell>
          <table:table-cell table:formula="of:=(400-[.X102])/[.F102]" office:value-type="float" office:value="0.0987654320987654" calcext:value-type="float">
            <text:p>0,0987654320987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03]-[.L103]-[.P103]-[.T103]" office:value-type="float" office:value="377" calcext:value-type="float">
            <text:p>377</text:p>
          </table:table-cell>
          <table:table-cell table:formula="of:=400-[.J103]-[.N103]-[.R103]-[.V103]" office:value-type="float" office:value="392" calcext:value-type="float">
            <text:p>392</text:p>
          </table:table-cell>
          <table:table-cell table:formula="of:=(400-[.W103])/[.C103]" office:value-type="float" office:value="0.0676470588235294" calcext:value-type="float">
            <text:p>0,067647058823529</text:p>
          </table:table-cell>
          <table:table-cell table:formula="of:=(400-[.X103])/[.F103]" office:value-type="float" office:value="0.0384615384615385" calcext:value-type="float">
            <text:p>0,0384615384615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04]-[.L104]-[.P104]-[.T104]" office:value-type="float" office:value="376" calcext:value-type="float">
            <text:p>376</text:p>
          </table:table-cell>
          <table:table-cell table:formula="of:=400-[.J104]-[.N104]-[.R104]-[.V104]" office:value-type="float" office:value="352" calcext:value-type="float">
            <text:p>352</text:p>
          </table:table-cell>
          <table:table-cell table:formula="of:=(400-[.W104])/[.C104]" office:value-type="float" office:value="0.0933852140077821" calcext:value-type="float">
            <text:p>0,093385214007782</text:p>
          </table:table-cell>
          <table:table-cell table:formula="of:=(400-[.X104])/[.F104]" office:value-type="float" office:value="0.105263157894737" calcext:value-type="float">
            <text:p>0,1052631578947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05]-[.L105]-[.P105]-[.T105]" office:value-type="float" office:value="376" calcext:value-type="float">
            <text:p>376</text:p>
          </table:table-cell>
          <table:table-cell table:formula="of:=400-[.J105]-[.N105]-[.R105]-[.V105]" office:value-type="float" office:value="352" calcext:value-type="float">
            <text:p>352</text:p>
          </table:table-cell>
          <table:table-cell table:formula="of:=(400-[.W105])/[.C105]" office:value-type="float" office:value="0.103896103896104" calcext:value-type="float">
            <text:p>0,103896103896104</text:p>
          </table:table-cell>
          <table:table-cell table:formula="of:=(400-[.X105])/[.F105]" office:value-type="float" office:value="0.0987654320987654" calcext:value-type="float">
            <text:p>0,0987654320987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number-columns-repeated="6" office:value-type="string" calcext:value-type="string">
            <text:p>-1</text:p>
          </table:table-cell>
          <table:table-cell table:formula="of:=400-[.H106]-[.L106]-[.P106]-[.T106]" office:value-type="float" office:value="298" calcext:value-type="float">
            <text:p>298</text:p>
          </table:table-cell>
          <table:table-cell table:formula="of:=400-[.J106]-[.N106]-[.R106]-[.V106]" office:value-type="float" office:value="362" calcext:value-type="float">
            <text:p>362</text:p>
          </table:table-cell>
          <table:table-cell table:formula="of:=(400-[.W106])/[.C106]" office:value-type="float" office:value="0.990291262135922" calcext:value-type="float">
            <text:p>0,990291262135922</text:p>
          </table:table-cell>
          <table:table-cell table:formula="of:=(400-[.X106])/[.F106]" office:value-type="float" office:value="0.0938271604938272" calcext:value-type="float">
            <text:p>0,0938271604938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07]-[.L107]-[.P107]-[.T107]" office:value-type="float" office:value="376" calcext:value-type="float">
            <text:p>376</text:p>
          </table:table-cell>
          <table:table-cell table:formula="of:=400-[.J107]-[.N107]-[.R107]-[.V107]" office:value-type="float" office:value="352" calcext:value-type="float">
            <text:p>352</text:p>
          </table:table-cell>
          <table:table-cell table:formula="of:=(400-[.W107])/[.C107]" office:value-type="float" office:value="0.138728323699422" calcext:value-type="float">
            <text:p>0,138728323699422</text:p>
          </table:table-cell>
          <table:table-cell table:formula="of:=(400-[.X107])/[.F107]" office:value-type="float" office:value="0.11566265060241" calcext:value-type="float">
            <text:p>0,115662650602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08]-[.L108]-[.P108]-[.T108]" office:value-type="float" office:value="376" calcext:value-type="float">
            <text:p>376</text:p>
          </table:table-cell>
          <table:table-cell table:formula="of:=400-[.J108]-[.N108]-[.R108]-[.V108]" office:value-type="float" office:value="352" calcext:value-type="float">
            <text:p>352</text:p>
          </table:table-cell>
          <table:table-cell table:formula="of:=(400-[.W108])/[.C108]" office:value-type="float" office:value="0.0525164113785558" calcext:value-type="float">
            <text:p>0,052516411378556</text:p>
          </table:table-cell>
          <table:table-cell table:formula="of:=(400-[.X108])/[.F108]" office:value-type="float" office:value="0.331034482758621" calcext:value-type="float">
            <text:p>0,3310344827586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09]-[.L109]-[.P109]-[.T109]" office:value-type="float" office:value="377" calcext:value-type="float">
            <text:p>377</text:p>
          </table:table-cell>
          <table:table-cell table:formula="of:=400-[.J109]-[.N109]-[.R109]-[.V109]" office:value-type="float" office:value="392" calcext:value-type="float">
            <text:p>392</text:p>
          </table:table-cell>
          <table:table-cell table:formula="of:=(400-[.W109])/[.C109]" office:value-type="float" office:value="0.0701219512195122" calcext:value-type="float">
            <text:p>0,070121951219512</text:p>
          </table:table-cell>
          <table:table-cell table:formula="of:=(400-[.X109])/[.F109]" office:value-type="float" office:value="0.0230547550432277" calcext:value-type="float">
            <text:p>0,0230547550432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10]-[.L110]-[.P110]-[.T110]" office:value-type="float" office:value="376" calcext:value-type="float">
            <text:p>376</text:p>
          </table:table-cell>
          <table:table-cell table:formula="of:=400-[.J110]-[.N110]-[.R110]-[.V110]" office:value-type="float" office:value="352" calcext:value-type="float">
            <text:p>352</text:p>
          </table:table-cell>
          <table:table-cell table:formula="of:=(400-[.W110])/[.C110]" office:value-type="float" office:value="0.0956175298804781" calcext:value-type="float">
            <text:p>0,095617529880478</text:p>
          </table:table-cell>
          <table:table-cell table:formula="of:=(400-[.X110])/[.F110]" office:value-type="float" office:value="0.0997920997920998" calcext:value-type="float">
            <text:p>0,09979209979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111]-[.L111]-[.P111]-[.T111]" office:value-type="float" office:value="336" calcext:value-type="float">
            <text:p>336</text:p>
          </table:table-cell>
          <table:table-cell table:formula="of:=400-[.J111]-[.N111]-[.R111]-[.V111]" office:value-type="float" office:value="352" calcext:value-type="float">
            <text:p>352</text:p>
          </table:table-cell>
          <table:table-cell table:formula="of:=(400-[.W111])/[.C111]" office:value-type="float" office:value="0.139433551198257" calcext:value-type="float">
            <text:p>0,139433551198257</text:p>
          </table:table-cell>
          <table:table-cell table:formula="of:=(400-[.X111])/[.F111]" office:value-type="float" office:value="0.298136645962733" calcext:value-type="float">
            <text:p>0,2981366459627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12]-[.L112]-[.P112]-[.T112]" office:value-type="float" office:value="377" calcext:value-type="float">
            <text:p>377</text:p>
          </table:table-cell>
          <table:table-cell table:formula="of:=400-[.J112]-[.N112]-[.R112]-[.V112]" office:value-type="float" office:value="392" calcext:value-type="float">
            <text:p>392</text:p>
          </table:table-cell>
          <table:table-cell table:formula="of:=(400-[.W112])/[.C112]" office:value-type="float" office:value="0.0707692307692308" calcext:value-type="float">
            <text:p>0,070769230769231</text:p>
          </table:table-cell>
          <table:table-cell table:formula="of:=(400-[.X112])/[.F112]" office:value-type="float" office:value="0.0404040404040404" calcext:value-type="float">
            <text:p>0,0404040404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113]-[.L113]-[.P113]-[.T113]" office:value-type="float" office:value="336" calcext:value-type="float">
            <text:p>336</text:p>
          </table:table-cell>
          <table:table-cell table:formula="of:=400-[.J113]-[.N113]-[.R113]-[.V113]" office:value-type="float" office:value="352" calcext:value-type="float">
            <text:p>352</text:p>
          </table:table-cell>
          <table:table-cell table:formula="of:=(400-[.W113])/[.C113]" office:value-type="float" office:value="0.133891213389121" calcext:value-type="float">
            <text:p>0,133891213389121</text:p>
          </table:table-cell>
          <table:table-cell table:formula="of:=(400-[.X113])/[.F113]" office:value-type="float" office:value="0.234146341463415" calcext:value-type="float">
            <text:p>0,2341463414634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14]-[.L114]-[.P114]-[.T114]" office:value-type="float" office:value="377" calcext:value-type="float">
            <text:p>377</text:p>
          </table:table-cell>
          <table:table-cell table:formula="of:=400-[.J114]-[.N114]-[.R114]-[.V114]" office:value-type="float" office:value="372" calcext:value-type="float">
            <text:p>372</text:p>
          </table:table-cell>
          <table:table-cell table:formula="of:=(400-[.W114])/[.C114]" office:value-type="float" office:value="0.106481481481481" calcext:value-type="float">
            <text:p>0,106481481481481</text:p>
          </table:table-cell>
          <table:table-cell table:formula="of:=(400-[.X114])/[.F114]" office:value-type="float" office:value="0.0694789081885856" calcext:value-type="float">
            <text:p>0,0694789081885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15]-[.L115]-[.P115]-[.T115]" office:value-type="float" office:value="377" calcext:value-type="float">
            <text:p>377</text:p>
          </table:table-cell>
          <table:table-cell table:formula="of:=400-[.J115]-[.N115]-[.R115]-[.V115]" office:value-type="float" office:value="372" calcext:value-type="float">
            <text:p>372</text:p>
          </table:table-cell>
          <table:table-cell table:formula="of:=(400-[.W115])/[.C115]" office:value-type="float" office:value="0.0646067415730337" calcext:value-type="float">
            <text:p>0,064606741573034</text:p>
          </table:table-cell>
          <table:table-cell table:formula="of:=(400-[.X115])/[.F115]" office:value-type="float" office:value="0.181818181818182" calcext:value-type="float">
            <text:p>0,1818181818181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16]-[.L116]-[.P116]-[.T116]" office:value-type="float" office:value="377" calcext:value-type="float">
            <text:p>377</text:p>
          </table:table-cell>
          <table:table-cell table:formula="of:=400-[.J116]-[.N116]-[.R116]-[.V116]" office:value-type="float" office:value="392" calcext:value-type="float">
            <text:p>392</text:p>
          </table:table-cell>
          <table:table-cell table:formula="of:=(400-[.W116])/[.C116]" office:value-type="float" office:value="0.0694864048338369" calcext:value-type="float">
            <text:p>0,069486404833837</text:p>
          </table:table-cell>
          <table:table-cell table:formula="of:=(400-[.X116])/[.F116]" office:value-type="float" office:value="0.050314465408805" calcext:value-type="float">
            <text:p>0,0503144654088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17]-[.L117]-[.P117]-[.T117]" office:value-type="float" office:value="377" calcext:value-type="float">
            <text:p>377</text:p>
          </table:table-cell>
          <table:table-cell table:formula="of:=400-[.J117]-[.N117]-[.R117]-[.V117]" office:value-type="float" office:value="372" calcext:value-type="float">
            <text:p>372</text:p>
          </table:table-cell>
          <table:table-cell table:formula="of:=(400-[.W117])/[.C117]" office:value-type="float" office:value="0.0950413223140496" calcext:value-type="float">
            <text:p>0,09504132231405</text:p>
          </table:table-cell>
          <table:table-cell table:formula="of:=(400-[.X117])/[.F117]" office:value-type="float" office:value="0.0771349862258953" calcext:value-type="float">
            <text:p>0,0771349862258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formula="of:=400-[.H118]-[.L118]-[.P118]-[.T118]" office:value-type="float" office:value="323" calcext:value-type="float">
            <text:p>323</text:p>
          </table:table-cell>
          <table:table-cell table:formula="of:=400-[.J118]-[.N118]-[.R118]-[.V118]" office:value-type="float" office:value="278" calcext:value-type="float">
            <text:p>278</text:p>
          </table:table-cell>
          <table:table-cell table:formula="of:=(400-[.W118])/[.C118]" office:value-type="float" office:value="0.168490153172867" calcext:value-type="float">
            <text:p>0,168490153172867</text:p>
          </table:table-cell>
          <table:table-cell table:formula="of:=(400-[.X118])/[.F11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19]-[.L119]-[.P119]-[.T119]" office:value-type="float" office:value="377" calcext:value-type="float">
            <text:p>377</text:p>
          </table:table-cell>
          <table:table-cell table:formula="of:=400-[.J119]-[.N119]-[.R119]-[.V119]" office:value-type="float" office:value="392" calcext:value-type="float">
            <text:p>392</text:p>
          </table:table-cell>
          <table:table-cell table:formula="of:=(400-[.W119])/[.C119]" office:value-type="float" office:value="0.048728813559322" calcext:value-type="float">
            <text:p>0,048728813559322</text:p>
          </table:table-cell>
          <table:table-cell table:formula="of:=(400-[.X119])/[.F119]" office:value-type="float" office:value="0.0334728033472803" calcext:value-type="float">
            <text:p>0,03347280334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6" office:value-type="string" calcext:value-type="string">
            <text:p>-1</text:p>
          </table:table-cell>
          <table:table-cell table:formula="of:=400-[.H120]-[.L120]-[.P120]-[.T120]" office:value-type="float" office:value="20" calcext:value-type="float">
            <text:p>20</text:p>
          </table:table-cell>
          <table:table-cell table:formula="of:=400-[.J120]-[.N120]-[.R120]-[.V120]" office:value-type="float" office:value="298" calcext:value-type="float">
            <text:p>298</text:p>
          </table:table-cell>
          <table:table-cell table:formula="of:=(400-[.W120])/[.C120]" office:value-type="float" office:value="0.984455958549223" calcext:value-type="float">
            <text:p>0,984455958549223</text:p>
          </table:table-cell>
          <table:table-cell table:formula="of:=(400-[.X120])/[.F120]" office:value-type="float" office:value="0.207317073170732" calcext:value-type="float">
            <text:p>0,2073170731707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string" calcext:value-type="string">
            <text:p>-1</text:p>
          </table:table-cell>
          <table:table-cell table:formula="of:=400-[.H121]-[.L121]-[.P121]-[.T121]" office:value-type="float" office:value="374" calcext:value-type="float">
            <text:p>374</text:p>
          </table:table-cell>
          <table:table-cell table:formula="of:=400-[.J121]-[.N121]-[.R121]-[.V121]" office:value-type="float" office:value="369" calcext:value-type="float">
            <text:p>369</text:p>
          </table:table-cell>
          <table:table-cell table:formula="of:=(400-[.W121])/[.C121]" office:value-type="float" office:value="0.619047619047619" calcext:value-type="float">
            <text:p>0,619047619047619</text:p>
          </table:table-cell>
          <table:table-cell table:formula="of:=(400-[.X121])/[.F121]" office:value-type="float" office:value="0.221428571428571" calcext:value-type="float">
            <text:p>0,22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22]-[.L122]-[.P122]-[.T122]" office:value-type="float" office:value="377" calcext:value-type="float">
            <text:p>377</text:p>
          </table:table-cell>
          <table:table-cell table:formula="of:=400-[.J122]-[.N122]-[.R122]-[.V122]" office:value-type="float" office:value="372" calcext:value-type="float">
            <text:p>372</text:p>
          </table:table-cell>
          <table:table-cell table:formula="of:=(400-[.W122])/[.C122]" office:value-type="float" office:value="0.46" calcext:value-type="float">
            <text:p>0,46</text:p>
          </table:table-cell>
          <table:table-cell table:formula="of:=(400-[.X122])/[.F122]" office:value-type="float" office:value="0.0707070707070707" calcext:value-type="float">
            <text:p>0,0707070707070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23]-[.L123]-[.P123]-[.T123]" office:value-type="float" office:value="377" calcext:value-type="float">
            <text:p>377</text:p>
          </table:table-cell>
          <table:table-cell table:formula="of:=400-[.J123]-[.N123]-[.R123]-[.V123]" office:value-type="float" office:value="372" calcext:value-type="float">
            <text:p>372</text:p>
          </table:table-cell>
          <table:table-cell table:formula="of:=(400-[.W123])/[.C123]" office:value-type="float" office:value="0.131428571428571" calcext:value-type="float">
            <text:p>0,131428571428571</text:p>
          </table:table-cell>
          <table:table-cell table:formula="of:=(400-[.X123])/[.F123]" office:value-type="float" office:value="0.108108108108108" calcext:value-type="float">
            <text:p>0,108108108108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24]-[.L124]-[.P124]-[.T124]" office:value-type="float" office:value="377" calcext:value-type="float">
            <text:p>377</text:p>
          </table:table-cell>
          <table:table-cell table:formula="of:=400-[.J124]-[.N124]-[.R124]-[.V124]" office:value-type="float" office:value="392" calcext:value-type="float">
            <text:p>392</text:p>
          </table:table-cell>
          <table:table-cell table:formula="of:=(400-[.W124])/[.C124]" office:value-type="float" office:value="0.0477178423236515" calcext:value-type="float">
            <text:p>0,047717842323652</text:p>
          </table:table-cell>
          <table:table-cell table:formula="of:=(400-[.X124])/[.F124]" office:value-type="float" office:value="0.0506329113924051" calcext:value-type="float">
            <text:p>0,0506329113924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25]-[.L125]-[.P125]-[.T125]" office:value-type="float" office:value="377" calcext:value-type="float">
            <text:p>377</text:p>
          </table:table-cell>
          <table:table-cell table:formula="of:=400-[.J125]-[.N125]-[.R125]-[.V125]" office:value-type="float" office:value="372" calcext:value-type="float">
            <text:p>372</text:p>
          </table:table-cell>
          <table:table-cell table:formula="of:=(400-[.W125])/[.C125]" office:value-type="float" office:value="0.0845588235294118" calcext:value-type="float">
            <text:p>0,084558823529412</text:p>
          </table:table-cell>
          <table:table-cell table:formula="of:=(400-[.X125])/[.F125]" office:value-type="float" office:value="0.201438848920863" calcext:value-type="float">
            <text:p>0,2014388489208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26]-[.L126]-[.P126]-[.T126]" office:value-type="float" office:value="377" calcext:value-type="float">
            <text:p>377</text:p>
          </table:table-cell>
          <table:table-cell table:formula="of:=400-[.J126]-[.N126]-[.R126]-[.V126]" office:value-type="float" office:value="372" calcext:value-type="float">
            <text:p>372</text:p>
          </table:table-cell>
          <table:table-cell table:formula="of:=(400-[.W126])/[.C126]" office:value-type="float" office:value="0.188524590163934" calcext:value-type="float">
            <text:p>0,188524590163934</text:p>
          </table:table-cell>
          <table:table-cell table:formula="of:=(400-[.X126])/[.F126]" office:value-type="float" office:value="0.12962962962963" calcext:value-type="float">
            <text:p>0,129629629629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string" calcext:value-type="string">
            <text:p>-1</text:p>
          </table:table-cell>
          <table:table-cell table:formula="of:=400-[.H127]-[.L127]-[.P127]-[.T127]" office:value-type="float" office:value="336" calcext:value-type="float">
            <text:p>336</text:p>
          </table:table-cell>
          <table:table-cell table:formula="of:=400-[.J127]-[.N127]-[.R127]-[.V127]" office:value-type="float" office:value="331" calcext:value-type="float">
            <text:p>331</text:p>
          </table:table-cell>
          <table:table-cell table:formula="of:=(400-[.W127])/[.C127]" office:value-type="float" office:value="0.310679611650485" calcext:value-type="float">
            <text:p>0,310679611650485</text:p>
          </table:table-cell>
          <table:table-cell table:formula="of:=(400-[.X127])/[.F127]" office:value-type="float" office:value="0.197142857142857" calcext:value-type="float">
            <text:p>0,19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28]-[.L128]-[.P128]-[.T128]" office:value-type="float" office:value="377" calcext:value-type="float">
            <text:p>377</text:p>
          </table:table-cell>
          <table:table-cell table:formula="of:=400-[.J128]-[.N128]-[.R128]-[.V128]" office:value-type="float" office:value="372" calcext:value-type="float">
            <text:p>372</text:p>
          </table:table-cell>
          <table:table-cell table:formula="of:=(400-[.W128])/[.C128]" office:value-type="float" office:value="0.092" calcext:value-type="float">
            <text:p>0,092</text:p>
          </table:table-cell>
          <table:table-cell table:formula="of:=(400-[.X128])/[.F128]" office:value-type="float" office:value="0.0719794344473008" calcext:value-type="float">
            <text:p>0,0719794344473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29]-[.L129]-[.P129]-[.T129]" office:value-type="float" office:value="377" calcext:value-type="float">
            <text:p>377</text:p>
          </table:table-cell>
          <table:table-cell table:formula="of:=400-[.J129]-[.N129]-[.R129]-[.V129]" office:value-type="float" office:value="372" calcext:value-type="float">
            <text:p>372</text:p>
          </table:table-cell>
          <table:table-cell table:formula="of:=(400-[.W129])/[.C129]" office:value-type="float" office:value="0.396551724137931" calcext:value-type="float">
            <text:p>0,396551724137931</text:p>
          </table:table-cell>
          <table:table-cell table:formula="of:=(400-[.X129])/[.F129]" office:value-type="float" office:value="0.102189781021898" calcext:value-type="float">
            <text:p>0,1021897810218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30]-[.L130]-[.P130]-[.T130]" office:value-type="float" office:value="377" calcext:value-type="float">
            <text:p>377</text:p>
          </table:table-cell>
          <table:table-cell table:formula="of:=400-[.J130]-[.N130]-[.R130]-[.V130]" office:value-type="float" office:value="392" calcext:value-type="float">
            <text:p>392</text:p>
          </table:table-cell>
          <table:table-cell table:formula="of:=(400-[.W130])/[.C130]" office:value-type="float" office:value="0.0479166666666667" calcext:value-type="float">
            <text:p>0,047916666666667</text:p>
          </table:table-cell>
          <table:table-cell table:formula="of:=(400-[.X130])/[.F130]" office:value-type="float" office:value="0.0689655172413793" calcext:value-type="float">
            <text:p>0,068965517241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31]-[.L131]-[.P131]-[.T131]" office:value-type="float" office:value="377" calcext:value-type="float">
            <text:p>377</text:p>
          </table:table-cell>
          <table:table-cell table:formula="of:=400-[.J131]-[.N131]-[.R131]-[.V131]" office:value-type="float" office:value="392" calcext:value-type="float">
            <text:p>392</text:p>
          </table:table-cell>
          <table:table-cell table:formula="of:=(400-[.W131])/[.C131]" office:value-type="float" office:value="0.048936170212766" calcext:value-type="float">
            <text:p>0,048936170212766</text:p>
          </table:table-cell>
          <table:table-cell table:formula="of:=(400-[.X131])/[.F131]" office:value-type="float" office:value="0.0416666666666667" calcext:value-type="float">
            <text:p>0,041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string" calcext:value-type="string">
            <text:p>-1</text:p>
          </table:table-cell>
          <table:table-cell table:formula="of:=400-[.H132]-[.L132]-[.P132]-[.T132]" office:value-type="float" office:value="365" calcext:value-type="float">
            <text:p>365</text:p>
          </table:table-cell>
          <table:table-cell table:formula="of:=400-[.J132]-[.N132]-[.R132]-[.V132]" office:value-type="float" office:value="360" calcext:value-type="float">
            <text:p>360</text:p>
          </table:table-cell>
          <table:table-cell table:formula="of:=(400-[.W132])/[.C132]" office:value-type="float" office:value="0.291666666666667" calcext:value-type="float">
            <text:p>0,291666666666667</text:p>
          </table:table-cell>
          <table:table-cell table:formula="of:=(400-[.X132])/[.F132]" office:value-type="float" office:value="0.120481927710843" calcext:value-type="float">
            <text:p>0,1204819277108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string" calcext:value-type="string">
            <text:p>-1</text:p>
          </table:table-cell>
          <table:table-cell table:formula="of:=400-[.H133]-[.L133]-[.P133]-[.T133]" office:value-type="float" office:value="375" calcext:value-type="float">
            <text:p>375</text:p>
          </table:table-cell>
          <table:table-cell table:formula="of:=400-[.J133]-[.N133]-[.R133]-[.V133]" office:value-type="float" office:value="369" calcext:value-type="float">
            <text:p>369</text:p>
          </table:table-cell>
          <table:table-cell table:formula="of:=(400-[.W133])/[.C133]" office:value-type="float" office:value="0.0706214689265537" calcext:value-type="float">
            <text:p>0,070621468926554</text:p>
          </table:table-cell>
          <table:table-cell table:formula="of:=(400-[.X133])/[.F133]" office:value-type="float" office:value="0.0771144278606965" calcext:value-type="float">
            <text:p>0,0771144278606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34]-[.L134]-[.P134]-[.T134]" office:value-type="float" office:value="377" calcext:value-type="float">
            <text:p>377</text:p>
          </table:table-cell>
          <table:table-cell table:formula="of:=400-[.J134]-[.N134]-[.R134]-[.V134]" office:value-type="float" office:value="372" calcext:value-type="float">
            <text:p>372</text:p>
          </table:table-cell>
          <table:table-cell table:formula="of:=(400-[.W134])/[.C134]" office:value-type="float" office:value="0.0958333333333333" calcext:value-type="float">
            <text:p>0,095833333333333</text:p>
          </table:table-cell>
          <table:table-cell table:formula="of:=(400-[.X134])/[.F134]" office:value-type="float" office:value="0.074468085106383" calcext:value-type="float">
            <text:p>0,0744680851063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35]-[.L135]-[.P135]-[.T135]" office:value-type="float" office:value="377" calcext:value-type="float">
            <text:p>377</text:p>
          </table:table-cell>
          <table:table-cell table:formula="of:=400-[.J135]-[.N135]-[.R135]-[.V135]" office:value-type="float" office:value="392" calcext:value-type="float">
            <text:p>392</text:p>
          </table:table-cell>
          <table:table-cell table:formula="of:=(400-[.W135])/[.C135]" office:value-type="float" office:value="0.073015873015873" calcext:value-type="float">
            <text:p>0,073015873015873</text:p>
          </table:table-cell>
          <table:table-cell table:formula="of:=(400-[.X135])/[.F135]" office:value-type="float" office:value="0.049079754601227" calcext:value-type="float">
            <text:p>0,0490797546012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36]-[.L136]-[.P136]-[.T136]" office:value-type="float" office:value="377" calcext:value-type="float">
            <text:p>377</text:p>
          </table:table-cell>
          <table:table-cell table:formula="of:=400-[.J136]-[.N136]-[.R136]-[.V136]" office:value-type="float" office:value="392" calcext:value-type="float">
            <text:p>392</text:p>
          </table:table-cell>
          <table:table-cell table:formula="of:=(400-[.W136])/[.C136]" office:value-type="float" office:value="0.0894941634241245" calcext:value-type="float">
            <text:p>0,089494163424125</text:p>
          </table:table-cell>
          <table:table-cell table:formula="of:=(400-[.X136])/[.F136]" office:value-type="float" office:value="0.0444444444444444" calcext:value-type="float">
            <text:p>0,0444444444444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37]-[.L137]-[.P137]-[.T137]" office:value-type="float" office:value="377" calcext:value-type="float">
            <text:p>377</text:p>
          </table:table-cell>
          <table:table-cell table:formula="of:=400-[.J137]-[.N137]-[.R137]-[.V137]" office:value-type="float" office:value="372" calcext:value-type="float">
            <text:p>372</text:p>
          </table:table-cell>
          <table:table-cell table:formula="of:=(400-[.W137])/[.C137]" office:value-type="float" office:value="0.219047619047619" calcext:value-type="float">
            <text:p>0,219047619047619</text:p>
          </table:table-cell>
          <table:table-cell table:formula="of:=(400-[.X137])/[.F137]" office:value-type="float" office:value="0.0727272727272727" calcext:value-type="float">
            <text:p>0,0727272727272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38]-[.L138]-[.P138]-[.T138]" office:value-type="float" office:value="389" calcext:value-type="float">
            <text:p>389</text:p>
          </table:table-cell>
          <table:table-cell table:formula="of:=400-[.J138]-[.N138]-[.R138]-[.V138]" office:value-type="float" office:value="378" calcext:value-type="float">
            <text:p>378</text:p>
          </table:table-cell>
          <table:table-cell table:formula="of:=(400-[.W138])/[.C138]" office:value-type="float" office:value="0.180327868852459" calcext:value-type="float">
            <text:p>0,180327868852459</text:p>
          </table:table-cell>
          <table:table-cell table:formula="of:=(400-[.X138])/[.F138]" office:value-type="float" office:value="0.127167630057803" calcext:value-type="float">
            <text:p>0,1271676300578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39]-[.L139]-[.P139]-[.T139]" office:value-type="float" office:value="377" calcext:value-type="float">
            <text:p>377</text:p>
          </table:table-cell>
          <table:table-cell table:formula="of:=400-[.J139]-[.N139]-[.R139]-[.V139]" office:value-type="float" office:value="392" calcext:value-type="float">
            <text:p>392</text:p>
          </table:table-cell>
          <table:table-cell table:formula="of:=(400-[.W139])/[.C139]" office:value-type="float" office:value="0.0894941634241245" calcext:value-type="float">
            <text:p>0,089494163424125</text:p>
          </table:table-cell>
          <table:table-cell table:formula="of:=(400-[.X139])/[.F139]" office:value-type="float" office:value="0.0479041916167665" calcext:value-type="float">
            <text:p>0,0479041916167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40]-[.L140]-[.P140]-[.T140]" office:value-type="float" office:value="377" calcext:value-type="float">
            <text:p>377</text:p>
          </table:table-cell>
          <table:table-cell table:formula="of:=400-[.J140]-[.N140]-[.R140]-[.V140]" office:value-type="float" office:value="372" calcext:value-type="float">
            <text:p>372</text:p>
          </table:table-cell>
          <table:table-cell table:formula="of:=(400-[.W140])/[.C140]" office:value-type="float" office:value="0.5" calcext:value-type="float">
            <text:p>0,5</text:p>
          </table:table-cell>
          <table:table-cell table:formula="of:=(400-[.X140])/[.F140]" office:value-type="float" office:value="0.0833333333333333" calcext:value-type="float">
            <text:p>0,08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141]-[.L141]-[.P141]-[.T141]" office:value-type="float" office:value="336" calcext:value-type="float">
            <text:p>336</text:p>
          </table:table-cell>
          <table:table-cell table:formula="of:=400-[.J141]-[.N141]-[.R141]-[.V141]" office:value-type="float" office:value="352" calcext:value-type="float">
            <text:p>352</text:p>
          </table:table-cell>
          <table:table-cell table:formula="of:=(400-[.W141])/[.C141]" office:value-type="float" office:value="0.134171907756813" calcext:value-type="float">
            <text:p>0,134171907756813</text:p>
          </table:table-cell>
          <table:table-cell table:formula="of:=(400-[.X141])/[.F141]" office:value-type="float" office:value="0.322147651006711" calcext:value-type="float">
            <text:p>0,3221476510067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42]-[.L142]-[.P142]-[.T142]" office:value-type="float" office:value="377" calcext:value-type="float">
            <text:p>377</text:p>
          </table:table-cell>
          <table:table-cell table:formula="of:=400-[.J142]-[.N142]-[.R142]-[.V142]" office:value-type="float" office:value="372" calcext:value-type="float">
            <text:p>372</text:p>
          </table:table-cell>
          <table:table-cell table:formula="of:=(400-[.W142])/[.C142]" office:value-type="float" office:value="0.190082644628099" calcext:value-type="float">
            <text:p>0,190082644628099</text:p>
          </table:table-cell>
          <table:table-cell table:formula="of:=(400-[.X142])/[.F142]" office:value-type="float" office:value="0.101818181818182" calcext:value-type="float">
            <text:p>0,1018181818181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43]-[.L143]-[.P143]-[.T143]" office:value-type="float" office:value="376" calcext:value-type="float">
            <text:p>376</text:p>
          </table:table-cell>
          <table:table-cell table:formula="of:=400-[.J143]-[.N143]-[.R143]-[.V143]" office:value-type="float" office:value="352" calcext:value-type="float">
            <text:p>352</text:p>
          </table:table-cell>
          <table:table-cell table:formula="of:=(400-[.W143])/[.C143]" office:value-type="float" office:value="0.0941176470588235" calcext:value-type="float">
            <text:p>0,094117647058824</text:p>
          </table:table-cell>
          <table:table-cell table:formula="of:=(400-[.X143])/[.F143]" office:value-type="float" office:value="0.0975609756097561" calcext:value-type="float">
            <text:p>0,0975609756097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400-[.H144]-[.L144]-[.P144]-[.T144]" office:value-type="float" office:value="340" calcext:value-type="float">
            <text:p>340</text:p>
          </table:table-cell>
          <table:table-cell table:formula="of:=400-[.J144]-[.N144]-[.R144]-[.V144]" office:value-type="float" office:value="305" calcext:value-type="float">
            <text:p>305</text:p>
          </table:table-cell>
          <table:table-cell table:formula="of:=(400-[.W144])/[.C144]" office:value-type="float" office:value="0.740740740740741" calcext:value-type="float">
            <text:p>0,740740740740741</text:p>
          </table:table-cell>
          <table:table-cell table:formula="of:=(400-[.X144])/[.F144]" office:value-type="float" office:value="0.220417633410673" calcext:value-type="float">
            <text:p>0,2204176334106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45]-[.L145]-[.P145]-[.T145]" office:value-type="float" office:value="377" calcext:value-type="float">
            <text:p>377</text:p>
          </table:table-cell>
          <table:table-cell table:formula="of:=400-[.J145]-[.N145]-[.R145]-[.V145]" office:value-type="float" office:value="392" calcext:value-type="float">
            <text:p>392</text:p>
          </table:table-cell>
          <table:table-cell table:formula="of:=(400-[.W145])/[.C145]" office:value-type="float" office:value="0.0559610705596107" calcext:value-type="float">
            <text:p>0,055961070559611</text:p>
          </table:table-cell>
          <table:table-cell table:formula="of:=(400-[.X145])/[.F145]" office:value-type="float" office:value="0.0418848167539267" calcext:value-type="float">
            <text:p>0,0418848167539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46]-[.L146]-[.P146]-[.T146]" office:value-type="float" office:value="377" calcext:value-type="float">
            <text:p>377</text:p>
          </table:table-cell>
          <table:table-cell table:formula="of:=400-[.J146]-[.N146]-[.R146]-[.V146]" office:value-type="float" office:value="372" calcext:value-type="float">
            <text:p>372</text:p>
          </table:table-cell>
          <table:table-cell table:formula="of:=(400-[.W146])/[.C146]" office:value-type="float" office:value="0.119791666666667" calcext:value-type="float">
            <text:p>0,119791666666667</text:p>
          </table:table-cell>
          <table:table-cell table:formula="of:=(400-[.X146])/[.F146]" office:value-type="float" office:value="0.0853658536585366" calcext:value-type="float">
            <text:p>0,0853658536585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string" calcext:value-type="string">
            <text:p>-1</text:p>
          </table:table-cell>
          <table:table-cell table:formula="of:=400-[.H147]-[.L147]-[.P147]-[.T147]" office:value-type="float" office:value="254" calcext:value-type="float">
            <text:p>254</text:p>
          </table:table-cell>
          <table:table-cell table:formula="of:=400-[.J147]-[.N147]-[.R147]-[.V147]" office:value-type="float" office:value="229" calcext:value-type="float">
            <text:p>229</text:p>
          </table:table-cell>
          <table:table-cell table:formula="of:=(400-[.W147])/[.C147]" office:value-type="float" office:value="0.756476683937824" calcext:value-type="float">
            <text:p>0,756476683937824</text:p>
          </table:table-cell>
          <table:table-cell table:formula="of:=(400-[.X147])/[.F147]" office:value-type="float" office:value="0.387755102040816" calcext:value-type="float">
            <text:p>0,3877551020408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48]-[.L148]-[.P148]-[.T148]" office:value-type="float" office:value="377" calcext:value-type="float">
            <text:p>377</text:p>
          </table:table-cell>
          <table:table-cell table:formula="of:=400-[.J148]-[.N148]-[.R148]-[.V148]" office:value-type="float" office:value="372" calcext:value-type="float">
            <text:p>372</text:p>
          </table:table-cell>
          <table:table-cell table:formula="of:=(400-[.W148])/[.C148]" office:value-type="float" office:value="0.115" calcext:value-type="float">
            <text:p>0,115</text:p>
          </table:table-cell>
          <table:table-cell table:formula="of:=(400-[.X148])/[.F148]" office:value-type="float" office:value="0.0886075949367089" calcext:value-type="float">
            <text:p>0,0886075949367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49]-[.L149]-[.P149]-[.T149]" office:value-type="float" office:value="378" calcext:value-type="float">
            <text:p>378</text:p>
          </table:table-cell>
          <table:table-cell table:formula="of:=400-[.J149]-[.N149]-[.R149]-[.V149]" office:value-type="float" office:value="392" calcext:value-type="float">
            <text:p>392</text:p>
          </table:table-cell>
          <table:table-cell table:formula="of:=(400-[.W149])/[.C149]" office:value-type="float" office:value="0.289473684210526" calcext:value-type="float">
            <text:p>0,289473684210526</text:p>
          </table:table-cell>
          <table:table-cell table:formula="of:=(400-[.X149])/[.F149]" office:value-type="float" office:value="0.0672268907563025" calcext:value-type="float">
            <text:p>0,0672268907563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-1</text:p>
          </table:table-cell>
          <table:table-cell table:formula="of:=400-[.H150]-[.L150]-[.P150]-[.T150]" office:value-type="float" office:value="381" calcext:value-type="float">
            <text:p>381</text:p>
          </table:table-cell>
          <table:table-cell table:formula="of:=400-[.J150]-[.N150]-[.R150]-[.V150]" office:value-type="float" office:value="382" calcext:value-type="float">
            <text:p>382</text:p>
          </table:table-cell>
          <table:table-cell table:formula="of:=(400-[.W150])/[.C150]" office:value-type="float" office:value="0.121794871794872" calcext:value-type="float">
            <text:p>0,121794871794872</text:p>
          </table:table-cell>
          <table:table-cell table:formula="of:=(400-[.X150])/[.F150]" office:value-type="float" office:value="0.0775862068965517" calcext:value-type="float">
            <text:p>0,0775862068965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151]-[.L151]-[.P151]-[.T151]" office:value-type="float" office:value="336" calcext:value-type="float">
            <text:p>336</text:p>
          </table:table-cell>
          <table:table-cell table:formula="of:=400-[.J151]-[.N151]-[.R151]-[.V151]" office:value-type="float" office:value="352" calcext:value-type="float">
            <text:p>352</text:p>
          </table:table-cell>
          <table:table-cell table:formula="of:=(400-[.W151])/[.C151]" office:value-type="float" office:value="0.130346232179226" calcext:value-type="float">
            <text:p>0,130346232179226</text:p>
          </table:table-cell>
          <table:table-cell table:formula="of:=(400-[.X151])/[.F151]" office:value-type="float" office:value="0.161616161616162" calcext:value-type="float">
            <text:p>0,161616161616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52]-[.L152]-[.P152]-[.T152]" office:value-type="float" office:value="376" calcext:value-type="float">
            <text:p>376</text:p>
          </table:table-cell>
          <table:table-cell table:formula="of:=400-[.J152]-[.N152]-[.R152]-[.V152]" office:value-type="float" office:value="352" calcext:value-type="float">
            <text:p>352</text:p>
          </table:table-cell>
          <table:table-cell table:formula="of:=(400-[.W152])/[.C152]" office:value-type="float" office:value="0.0808080808080808" calcext:value-type="float">
            <text:p>0,080808080808081</text:p>
          </table:table-cell>
          <table:table-cell table:formula="of:=(400-[.X152])/[.F152]" office:value-type="float" office:value="0.104575163398693" calcext:value-type="float">
            <text:p>0,1045751633986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53]-[.L153]-[.P153]-[.T153]" office:value-type="float" office:value="377" calcext:value-type="float">
            <text:p>377</text:p>
          </table:table-cell>
          <table:table-cell table:formula="of:=400-[.J153]-[.N153]-[.R153]-[.V153]" office:value-type="float" office:value="392" calcext:value-type="float">
            <text:p>392</text:p>
          </table:table-cell>
          <table:table-cell table:formula="of:=(400-[.W153])/[.C153]" office:value-type="float" office:value="0.0662824207492795" calcext:value-type="float">
            <text:p>0,06628242074928</text:p>
          </table:table-cell>
          <table:table-cell table:formula="of:=(400-[.X153])/[.F153]" office:value-type="float" office:value="0.0179775280898876" calcext:value-type="float">
            <text:p>0,0179775280898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54]-[.L154]-[.P154]-[.T154]" office:value-type="float" office:value="376" calcext:value-type="float">
            <text:p>376</text:p>
          </table:table-cell>
          <table:table-cell table:formula="of:=400-[.J154]-[.N154]-[.R154]-[.V154]" office:value-type="float" office:value="352" calcext:value-type="float">
            <text:p>352</text:p>
          </table:table-cell>
          <table:table-cell table:formula="of:=(400-[.W154])/[.C154]" office:value-type="float" office:value="0.0484848484848485" calcext:value-type="float">
            <text:p>0,048484848484849</text:p>
          </table:table-cell>
          <table:table-cell table:formula="of:=(400-[.X154])/[.F154]" office:value-type="float" office:value="0.124352331606218" calcext:value-type="float">
            <text:p>0,124352331606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55]-[.L155]-[.P155]-[.T155]" office:value-type="float" office:value="377" calcext:value-type="float">
            <text:p>377</text:p>
          </table:table-cell>
          <table:table-cell table:formula="of:=400-[.J155]-[.N155]-[.R155]-[.V155]" office:value-type="float" office:value="392" calcext:value-type="float">
            <text:p>392</text:p>
          </table:table-cell>
          <table:table-cell table:formula="of:=(400-[.W155])/[.C155]" office:value-type="float" office:value="0.0541176470588235" calcext:value-type="float">
            <text:p>0,054117647058824</text:p>
          </table:table-cell>
          <table:table-cell table:formula="of:=(400-[.X155])/[.F155]" office:value-type="float" office:value="0.0484848484848485" calcext:value-type="float">
            <text:p>0,0484848484848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56]-[.L156]-[.P156]-[.T156]" office:value-type="float" office:value="377" calcext:value-type="float">
            <text:p>377</text:p>
          </table:table-cell>
          <table:table-cell table:formula="of:=400-[.J156]-[.N156]-[.R156]-[.V156]" office:value-type="float" office:value="392" calcext:value-type="float">
            <text:p>392</text:p>
          </table:table-cell>
          <table:table-cell table:formula="of:=(400-[.W156])/[.C156]" office:value-type="float" office:value="0.0764119601328904" calcext:value-type="float">
            <text:p>0,07641196013289</text:p>
          </table:table-cell>
          <table:table-cell table:formula="of:=(400-[.X156])/[.F156]" office:value-type="float" office:value="0.0506329113924051" calcext:value-type="float">
            <text:p>0,0506329113924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1</text:p>
          </table:table-cell>
          <table:table-cell table:formula="of:=400-[.H157]-[.L157]-[.P157]-[.T157]" office:value-type="float" office:value="385" calcext:value-type="float">
            <text:p>385</text:p>
          </table:table-cell>
          <table:table-cell table:formula="of:=400-[.J157]-[.N157]-[.R157]-[.V157]" office:value-type="float" office:value="375" calcext:value-type="float">
            <text:p>375</text:p>
          </table:table-cell>
          <table:table-cell table:formula="of:=(400-[.W157])/[.C157]" office:value-type="float" office:value="0.416666666666667" calcext:value-type="float">
            <text:p>0,416666666666667</text:p>
          </table:table-cell>
          <table:table-cell table:formula="of:=(400-[.X157])/[.F157]" office:value-type="float" office:value="0.114155251141553" calcext:value-type="float">
            <text:p>0,1141552511415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table:number-columns-repeated="6" office:value-type="string" calcext:value-type="string">
            <text:p>-1</text:p>
          </table:table-cell>
          <table:table-cell table:formula="of:=400-[.H158]-[.L158]-[.P158]-[.T158]" office:value-type="float" office:value="200" calcext:value-type="float">
            <text:p>200</text:p>
          </table:table-cell>
          <table:table-cell table:formula="of:=400-[.J158]-[.N158]-[.R158]-[.V158]" office:value-type="float" office:value="352" calcext:value-type="float">
            <text:p>352</text:p>
          </table:table-cell>
          <table:table-cell table:formula="of:=(400-[.W158])/[.C158]" office:value-type="float" office:value="0.99502487562189" calcext:value-type="float">
            <text:p>0,99502487562189</text:p>
          </table:table-cell>
          <table:table-cell table:formula="of:=(400-[.X158])/[.F158]" office:value-type="float" office:value="0.110599078341014" calcext:value-type="float">
            <text:p>0,110599078341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string" calcext:value-type="string">
            <text:p>-1</text:p>
          </table:table-cell>
          <table:table-cell table:formula="of:=400-[.H159]-[.L159]-[.P159]-[.T159]" office:value-type="float" office:value="362" calcext:value-type="float">
            <text:p>362</text:p>
          </table:table-cell>
          <table:table-cell table:formula="of:=400-[.J159]-[.N159]-[.R159]-[.V159]" office:value-type="float" office:value="357" calcext:value-type="float">
            <text:p>357</text:p>
          </table:table-cell>
          <table:table-cell table:formula="of:=(400-[.W159])/[.C159]" office:value-type="float" office:value="0.256756756756757" calcext:value-type="float">
            <text:p>0,256756756756757</text:p>
          </table:table-cell>
          <table:table-cell table:formula="of:=(400-[.X159])/[.F159]" office:value-type="float" office:value="0.119113573407202" calcext:value-type="float">
            <text:p>0,119113573407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60]-[.L160]-[.P160]-[.T160]" office:value-type="float" office:value="377" calcext:value-type="float">
            <text:p>377</text:p>
          </table:table-cell>
          <table:table-cell table:formula="of:=400-[.J160]-[.N160]-[.R160]-[.V160]" office:value-type="float" office:value="392" calcext:value-type="float">
            <text:p>392</text:p>
          </table:table-cell>
          <table:table-cell table:formula="of:=(400-[.W160])/[.C160]" office:value-type="float" office:value="0.0739549839228296" calcext:value-type="float">
            <text:p>0,07395498392283</text:p>
          </table:table-cell>
          <table:table-cell table:formula="of:=(400-[.X160])/[.F160]" office:value-type="float" office:value="0.0412371134020619" calcext:value-type="float">
            <text:p>0,0412371134020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61]-[.L161]-[.P161]-[.T161]" office:value-type="float" office:value="377" calcext:value-type="float">
            <text:p>377</text:p>
          </table:table-cell>
          <table:table-cell table:formula="of:=400-[.J161]-[.N161]-[.R161]-[.V161]" office:value-type="float" office:value="372" calcext:value-type="float">
            <text:p>372</text:p>
          </table:table-cell>
          <table:table-cell table:formula="of:=(400-[.W161])/[.C161]" office:value-type="float" office:value="0.0851851851851852" calcext:value-type="float">
            <text:p>0,085185185185185</text:p>
          </table:table-cell>
          <table:table-cell table:formula="of:=(400-[.X161])/[.F161]"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62]-[.L162]-[.P162]-[.T162]" office:value-type="float" office:value="377" calcext:value-type="float">
            <text:p>377</text:p>
          </table:table-cell>
          <table:table-cell table:formula="of:=400-[.J162]-[.N162]-[.R162]-[.V162]" office:value-type="float" office:value="372" calcext:value-type="float">
            <text:p>372</text:p>
          </table:table-cell>
          <table:table-cell table:formula="of:=(400-[.W162])/[.C162]" office:value-type="float" office:value="0.0699088145896657" calcext:value-type="float">
            <text:p>0,069908814589666</text:p>
          </table:table-cell>
          <table:table-cell table:formula="of:=(400-[.X162])/[.F162]" office:value-type="float" office:value="0.0577319587628866" calcext:value-type="float">
            <text:p>0,0577319587628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63]-[.L163]-[.P163]-[.T163]" office:value-type="float" office:value="376" calcext:value-type="float">
            <text:p>376</text:p>
          </table:table-cell>
          <table:table-cell table:formula="of:=400-[.J163]-[.N163]-[.R163]-[.V163]" office:value-type="float" office:value="352" calcext:value-type="float">
            <text:p>352</text:p>
          </table:table-cell>
          <table:table-cell table:formula="of:=(400-[.W163])/[.C163]" office:value-type="float" office:value="0.08" calcext:value-type="float">
            <text:p>0,08</text:p>
          </table:table-cell>
          <table:table-cell table:formula="of:=(400-[.X163])/[.F163]" office:value-type="float" office:value="0.096969696969697" calcext:value-type="float">
            <text:p>0,09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64]-[.L164]-[.P164]-[.T164]" office:value-type="float" office:value="377" calcext:value-type="float">
            <text:p>377</text:p>
          </table:table-cell>
          <table:table-cell table:formula="of:=400-[.J164]-[.N164]-[.R164]-[.V164]" office:value-type="float" office:value="392" calcext:value-type="float">
            <text:p>392</text:p>
          </table:table-cell>
          <table:table-cell table:formula="of:=(400-[.W164])/[.C164]" office:value-type="float" office:value="0.0660919540229885" calcext:value-type="float">
            <text:p>0,066091954022989</text:p>
          </table:table-cell>
          <table:table-cell table:formula="of:=(400-[.X164])/[.F164]" office:value-type="float" office:value="0.0672268907563025" calcext:value-type="float">
            <text:p>0,0672268907563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65]-[.L165]-[.P165]-[.T165]" office:value-type="float" office:value="376" calcext:value-type="float">
            <text:p>376</text:p>
          </table:table-cell>
          <table:table-cell table:formula="of:=400-[.J165]-[.N165]-[.R165]-[.V165]" office:value-type="float" office:value="352" calcext:value-type="float">
            <text:p>352</text:p>
          </table:table-cell>
          <table:table-cell table:formula="of:=(400-[.W165])/[.C165]" office:value-type="float" office:value="0.0827586206896552" calcext:value-type="float">
            <text:p>0,082758620689655</text:p>
          </table:table-cell>
          <table:table-cell table:formula="of:=(400-[.X165])/[.F165]" office:value-type="float" office:value="0.096969696969697" calcext:value-type="float">
            <text:p>0,09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66]-[.L166]-[.P166]-[.T166]" office:value-type="float" office:value="377" calcext:value-type="float">
            <text:p>377</text:p>
          </table:table-cell>
          <table:table-cell table:formula="of:=400-[.J166]-[.N166]-[.R166]-[.V166]" office:value-type="float" office:value="392" calcext:value-type="float">
            <text:p>392</text:p>
          </table:table-cell>
          <table:table-cell table:formula="of:=(400-[.W166])/[.C166]" office:value-type="float" office:value="0.068452380952381" calcext:value-type="float">
            <text:p>0,068452380952381</text:p>
          </table:table-cell>
          <table:table-cell table:formula="of:=(400-[.X166])/[.F166]" office:value-type="float" office:value="0.0672268907563025" calcext:value-type="float">
            <text:p>0,0672268907563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67]-[.L167]-[.P167]-[.T167]" office:value-type="float" office:value="376" calcext:value-type="float">
            <text:p>376</text:p>
          </table:table-cell>
          <table:table-cell table:formula="of:=400-[.J167]-[.N167]-[.R167]-[.V167]" office:value-type="float" office:value="352" calcext:value-type="float">
            <text:p>352</text:p>
          </table:table-cell>
          <table:table-cell table:formula="of:=(400-[.W167])/[.C167]" office:value-type="float" office:value="0.127659574468085" calcext:value-type="float">
            <text:p>0,127659574468085</text:p>
          </table:table-cell>
          <table:table-cell table:formula="of:=(400-[.X167])/[.F167]" office:value-type="float" office:value="0.10412147505423" calcext:value-type="float">
            <text:p>0,104121475054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-1</text:p>
          </table:table-cell>
          <table:table-cell table:formula="of:=400-[.H168]-[.L168]-[.P168]-[.T168]" office:value-type="float" office:value="307" calcext:value-type="float">
            <text:p>307</text:p>
          </table:table-cell>
          <table:table-cell table:formula="of:=400-[.J168]-[.N168]-[.R168]-[.V168]" office:value-type="float" office:value="298" calcext:value-type="float">
            <text:p>298</text:p>
          </table:table-cell>
          <table:table-cell table:formula="of:=(400-[.W168])/[.C168]" office:value-type="float" office:value="0.570552147239264" calcext:value-type="float">
            <text:p>0,570552147239264</text:p>
          </table:table-cell>
          <table:table-cell table:formula="of:=(400-[.X168])/[.F168]" office:value-type="float" office:value="0.284122562674095" calcext:value-type="float">
            <text:p>0,2841225626740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69]-[.L169]-[.P169]-[.T169]" office:value-type="float" office:value="377" calcext:value-type="float">
            <text:p>377</text:p>
          </table:table-cell>
          <table:table-cell table:formula="of:=400-[.J169]-[.N169]-[.R169]-[.V169]" office:value-type="float" office:value="372" calcext:value-type="float">
            <text:p>372</text:p>
          </table:table-cell>
          <table:table-cell table:formula="of:=(400-[.W169])/[.C169]" office:value-type="float" office:value="0.0916334661354582" calcext:value-type="float">
            <text:p>0,091633466135458</text:p>
          </table:table-cell>
          <table:table-cell table:formula="of:=(400-[.X169])/[.F169]" office:value-type="float" office:value="0.269230769230769" calcext:value-type="float">
            <text:p>0,2692307692307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70]-[.L170]-[.P170]-[.T170]" office:value-type="float" office:value="295" calcext:value-type="float">
            <text:p>295</text:p>
          </table:table-cell>
          <table:table-cell table:formula="of:=400-[.J170]-[.N170]-[.R170]-[.V170]" office:value-type="float" office:value="392" calcext:value-type="float">
            <text:p>392</text:p>
          </table:table-cell>
          <table:table-cell table:formula="of:=(400-[.W170])/[.C170]" office:value-type="float" office:value="0.544041450777202" calcext:value-type="float">
            <text:p>0,544041450777202</text:p>
          </table:table-cell>
          <table:table-cell table:formula="of:=(400-[.X170])/[.F170]" office:value-type="float" office:value="0.0683760683760684" calcext:value-type="float">
            <text:p>0,0683760683760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71]-[.L171]-[.P171]-[.T171]" office:value-type="float" office:value="377" calcext:value-type="float">
            <text:p>377</text:p>
          </table:table-cell>
          <table:table-cell table:formula="of:=400-[.J171]-[.N171]-[.R171]-[.V171]" office:value-type="float" office:value="372" calcext:value-type="float">
            <text:p>372</text:p>
          </table:table-cell>
          <table:table-cell table:formula="of:=(400-[.W171])/[.C171]" office:value-type="float" office:value="0.116751269035533" calcext:value-type="float">
            <text:p>0,116751269035533</text:p>
          </table:table-cell>
          <table:table-cell table:formula="of:=(400-[.X171])/[.F171]" office:value-type="float" office:value="0.0788732394366197" calcext:value-type="float">
            <text:p>0,078873239436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72]-[.L172]-[.P172]-[.T172]" office:value-type="float" office:value="377" calcext:value-type="float">
            <text:p>377</text:p>
          </table:table-cell>
          <table:table-cell table:formula="of:=400-[.J172]-[.N172]-[.R172]-[.V172]" office:value-type="float" office:value="372" calcext:value-type="float">
            <text:p>372</text:p>
          </table:table-cell>
          <table:table-cell table:formula="of:=(400-[.W172])/[.C172]" office:value-type="float" office:value="0.0558252427184466" calcext:value-type="float">
            <text:p>0,055825242718447</text:p>
          </table:table-cell>
          <table:table-cell table:formula="of:=(400-[.X172])/[.F172]" office:value-type="float" office:value="0.368421052631579" calcext:value-type="float">
            <text:p>0,3684210526315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string" calcext:value-type="string">
            <text:p>-1</text:p>
          </table:table-cell>
          <table:table-cell table:formula="of:=400-[.H173]-[.L173]-[.P173]-[.T173]" office:value-type="float" office:value="368" calcext:value-type="float">
            <text:p>368</text:p>
          </table:table-cell>
          <table:table-cell table:formula="of:=400-[.J173]-[.N173]-[.R173]-[.V173]" office:value-type="float" office:value="363" calcext:value-type="float">
            <text:p>363</text:p>
          </table:table-cell>
          <table:table-cell table:formula="of:=(400-[.W173])/[.C173]" office:value-type="float" office:value="0.188235294117647" calcext:value-type="float">
            <text:p>0,188235294117647</text:p>
          </table:table-cell>
          <table:table-cell table:formula="of:=(400-[.X173])/[.F173]" office:value-type="float" office:value="0.0891566265060241" calcext:value-type="float">
            <text:p>0,0891566265060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string" calcext:value-type="string">
            <text:p>-1</text:p>
          </table:table-cell>
          <table:table-cell table:formula="of:=400-[.H174]-[.L174]-[.P174]-[.T174]" office:value-type="float" office:value="377" calcext:value-type="float">
            <text:p>377</text:p>
          </table:table-cell>
          <table:table-cell table:formula="of:=400-[.J174]-[.N174]-[.R174]-[.V174]" office:value-type="float" office:value="352" calcext:value-type="float">
            <text:p>352</text:p>
          </table:table-cell>
          <table:table-cell table:formula="of:=(400-[.W174])/[.C174]" office:value-type="float" office:value="0.105504587155963" calcext:value-type="float">
            <text:p>0,105504587155963</text:p>
          </table:table-cell>
          <table:table-cell table:formula="of:=(400-[.X174])/[.F174]" office:value-type="float" office:value="0.96" calcext:value-type="float">
            <text:p>0,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75]-[.L175]-[.P175]-[.T175]" office:value-type="float" office:value="316" calcext:value-type="float">
            <text:p>316</text:p>
          </table:table-cell>
          <table:table-cell table:formula="of:=400-[.J175]-[.N175]-[.R175]-[.V175]" office:value-type="float" office:value="301" calcext:value-type="float">
            <text:p>301</text:p>
          </table:table-cell>
          <table:table-cell table:formula="of:=(400-[.W175])/[.C175]" office:value-type="float" office:value="0.682926829268293" calcext:value-type="float">
            <text:p>0,682926829268293</text:p>
          </table:table-cell>
          <table:table-cell table:formula="of:=(400-[.X175])/[.F175]" office:value-type="float" office:value="0.259842519685039" calcext:value-type="float">
            <text:p>0,2598425196850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76]-[.L176]-[.P176]-[.T176]" office:value-type="float" office:value="377" calcext:value-type="float">
            <text:p>377</text:p>
          </table:table-cell>
          <table:table-cell table:formula="of:=400-[.J176]-[.N176]-[.R176]-[.V176]" office:value-type="float" office:value="392" calcext:value-type="float">
            <text:p>392</text:p>
          </table:table-cell>
          <table:table-cell table:formula="of:=(400-[.W176])/[.C176]" office:value-type="float" office:value="0.0519187358916479" calcext:value-type="float">
            <text:p>0,051918735891648</text:p>
          </table:table-cell>
          <table:table-cell table:formula="of:=(400-[.X176])/[.F176]" office:value-type="float" office:value="0.0430107526881721" calcext:value-type="float">
            <text:p>0,0430107526881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177]-[.L177]-[.P177]-[.T177]" office:value-type="float" office:value="336" calcext:value-type="float">
            <text:p>336</text:p>
          </table:table-cell>
          <table:table-cell table:formula="of:=400-[.J177]-[.N177]-[.R177]-[.V177]" office:value-type="float" office:value="352" calcext:value-type="float">
            <text:p>352</text:p>
          </table:table-cell>
          <table:table-cell table:formula="of:=(400-[.W177])/[.C177]" office:value-type="float" office:value="0.145454545454545" calcext:value-type="float">
            <text:p>0,145454545454545</text:p>
          </table:table-cell>
          <table:table-cell table:formula="of:=(400-[.X177])/[.F177]" office:value-type="float" office:value="0.192" calcext:value-type="float">
            <text:p>0,1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78]-[.L178]-[.P178]-[.T178]" office:value-type="float" office:value="377" calcext:value-type="float">
            <text:p>377</text:p>
          </table:table-cell>
          <table:table-cell table:formula="of:=400-[.J178]-[.N178]-[.R178]-[.V178]" office:value-type="float" office:value="392" calcext:value-type="float">
            <text:p>392</text:p>
          </table:table-cell>
          <table:table-cell table:formula="of:=(400-[.W178])/[.C178]" office:value-type="float" office:value="0.0845588235294118" calcext:value-type="float">
            <text:p>0,084558823529412</text:p>
          </table:table-cell>
          <table:table-cell table:formula="of:=(400-[.X178])/[.F178]" office:value-type="float" office:value="0.0509554140127389" calcext:value-type="float">
            <text:p>0,0509554140127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79]-[.L179]-[.P179]-[.T179]" office:value-type="float" office:value="377" calcext:value-type="float">
            <text:p>377</text:p>
          </table:table-cell>
          <table:table-cell table:formula="of:=400-[.J179]-[.N179]-[.R179]-[.V179]" office:value-type="float" office:value="392" calcext:value-type="float">
            <text:p>392</text:p>
          </table:table-cell>
          <table:table-cell table:formula="of:=(400-[.W179])/[.C179]" office:value-type="float" office:value="0.0505494505494506" calcext:value-type="float">
            <text:p>0,050549450549451</text:p>
          </table:table-cell>
          <table:table-cell table:formula="of:=(400-[.X179])/[.F179]" office:value-type="float" office:value="0.0459770114942529" calcext:value-type="float">
            <text:p>0,0459770114942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8" office:value-type="string" calcext:value-type="string">
            <text:p>-1</text:p>
          </table:table-cell>
          <table:table-cell table:formula="of:=400-[.H180]-[.L180]-[.P180]-[.T180]" office:value-type="float" office:value="248" calcext:value-type="float">
            <text:p>248</text:p>
          </table:table-cell>
          <table:table-cell table:formula="of:=400-[.J180]-[.N180]-[.R180]-[.V180]" office:value-type="float" office:value="243" calcext:value-type="float">
            <text:p>243</text:p>
          </table:table-cell>
          <table:table-cell table:formula="of:=(400-[.W180])/[.C180]" office:value-type="float" office:value="0.577946768060836" calcext:value-type="float">
            <text:p>0,577946768060836</text:p>
          </table:table-cell>
          <table:table-cell table:formula="of:=(400-[.X180])/[.F180]" office:value-type="float" office:value="0.403598971722365" calcext:value-type="float">
            <text:p>0,4035989717223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8" office:value-type="string" calcext:value-type="string">
            <text:p>-1</text:p>
          </table:table-cell>
          <table:table-cell table:formula="of:=400-[.H181]-[.L181]-[.P181]-[.T181]" office:value-type="float" office:value="338" calcext:value-type="float">
            <text:p>338</text:p>
          </table:table-cell>
          <table:table-cell table:formula="of:=400-[.J181]-[.N181]-[.R181]-[.V181]" office:value-type="float" office:value="333" calcext:value-type="float">
            <text:p>333</text:p>
          </table:table-cell>
          <table:table-cell table:formula="of:=(400-[.W181])/[.C181]" office:value-type="float" office:value="0.521008403361345" calcext:value-type="float">
            <text:p>0,521008403361345</text:p>
          </table:table-cell>
          <table:table-cell table:formula="of:=(400-[.X181])/[.F181]" office:value-type="float" office:value="0.138144329896907" calcext:value-type="float">
            <text:p>0,1381443298969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table:number-columns-repeated="6" office:value-type="string" calcext:value-type="string">
            <text:p>-1</text:p>
          </table:table-cell>
          <table:table-cell table:formula="of:=400-[.H182]-[.L182]-[.P182]-[.T182]" office:value-type="float" office:value="141" calcext:value-type="float">
            <text:p>141</text:p>
          </table:table-cell>
          <table:table-cell table:formula="of:=400-[.J182]-[.N182]-[.R182]-[.V182]" office:value-type="float" office:value="352" calcext:value-type="float">
            <text:p>352</text:p>
          </table:table-cell>
          <table:table-cell table:formula="of:=(400-[.W182])/[.C182]" office:value-type="float" office:value="0.996153846153846" calcext:value-type="float">
            <text:p>0,996153846153846</text:p>
          </table:table-cell>
          <table:table-cell table:formula="of:=(400-[.X182])/[.F182]" office:value-type="float" office:value="0.108843537414966" calcext:value-type="float">
            <text:p>0,1088435374149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83]-[.L183]-[.P183]-[.T183]" office:value-type="float" office:value="377" calcext:value-type="float">
            <text:p>377</text:p>
          </table:table-cell>
          <table:table-cell table:formula="of:=400-[.J183]-[.N183]-[.R183]-[.V183]" office:value-type="float" office:value="392" calcext:value-type="float">
            <text:p>392</text:p>
          </table:table-cell>
          <table:table-cell table:formula="of:=(400-[.W183])/[.C183]" office:value-type="float" office:value="0.053864168618267" calcext:value-type="float">
            <text:p>0,053864168618267</text:p>
          </table:table-cell>
          <table:table-cell table:formula="of:=(400-[.X183])/[.F183]" office:value-type="float" office:value="0.0714285714285714" calcext:value-type="float">
            <text:p>0,0714285714285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84]-[.L184]-[.P184]-[.T184]" office:value-type="float" office:value="377" calcext:value-type="float">
            <text:p>377</text:p>
          </table:table-cell>
          <table:table-cell table:formula="of:=400-[.J184]-[.N184]-[.R184]-[.V184]" office:value-type="float" office:value="392" calcext:value-type="float">
            <text:p>392</text:p>
          </table:table-cell>
          <table:table-cell table:formula="of:=(400-[.W184])/[.C184]" office:value-type="float" office:value="0.0756578947368421" calcext:value-type="float">
            <text:p>0,075657894736842</text:p>
          </table:table-cell>
          <table:table-cell table:formula="of:=(400-[.X184])/[.F184]" office:value-type="float" office:value="0.0720720720720721" calcext:value-type="float">
            <text:p>0,072072072072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85]-[.L185]-[.P185]-[.T185]" office:value-type="float" office:value="65" calcext:value-type="float">
            <text:p>65</text:p>
          </table:table-cell>
          <table:table-cell table:formula="of:=400-[.J185]-[.N185]-[.R185]-[.V185]" office:value-type="float" office:value="345" calcext:value-type="float">
            <text:p>345</text:p>
          </table:table-cell>
          <table:table-cell table:formula="of:=(400-[.W185])/[.C185]" office:value-type="float" office:value="0.777262180974478" calcext:value-type="float">
            <text:p>0,777262180974478</text:p>
          </table:table-cell>
          <table:table-cell table:formula="of:=(400-[.X185])/[.F185]" office:value-type="float" office:value="0.753424657534247" calcext:value-type="float">
            <text:p>0,7534246575342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1</text:p>
          </table:table-cell>
          <table:table-cell table:formula="of:=400-[.H186]-[.L186]-[.P186]-[.T186]" office:value-type="float" office:value="375" calcext:value-type="float">
            <text:p>375</text:p>
          </table:table-cell>
          <table:table-cell table:formula="of:=400-[.J186]-[.N186]-[.R186]-[.V186]" office:value-type="float" office:value="367" calcext:value-type="float">
            <text:p>367</text:p>
          </table:table-cell>
          <table:table-cell table:formula="of:=(400-[.W186])/[.C186]" office:value-type="float" office:value="0.274725274725275" calcext:value-type="float">
            <text:p>0,274725274725275</text:p>
          </table:table-cell>
          <table:table-cell table:formula="of:=(400-[.X186])/[.F186]" office:value-type="float" office:value="0.0670731707317073" calcext:value-type="float">
            <text:p>0,067073170731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number-columns-repeated="8" office:value-type="string" calcext:value-type="string">
            <text:p>-1</text:p>
          </table:table-cell>
          <table:table-cell table:formula="of:=400-[.H187]-[.L187]-[.P187]-[.T187]" office:value-type="float" office:value="377" calcext:value-type="float">
            <text:p>377</text:p>
          </table:table-cell>
          <table:table-cell table:formula="of:=400-[.J187]-[.N187]-[.R187]-[.V187]" office:value-type="float" office:value="208" calcext:value-type="float">
            <text:p>208</text:p>
          </table:table-cell>
          <table:table-cell table:formula="of:=(400-[.W187])/[.C187]" office:value-type="float" office:value="0.0555555555555556" calcext:value-type="float">
            <text:p>0,055555555555556</text:p>
          </table:table-cell>
          <table:table-cell table:formula="of:=(400-[.X187])/[.F187]" office:value-type="float" office:value="0.989690721649485" calcext:value-type="float">
            <text:p>0,9896907216494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88]-[.L188]-[.P188]-[.T188]" office:value-type="float" office:value="355" calcext:value-type="float">
            <text:p>355</text:p>
          </table:table-cell>
          <table:table-cell table:formula="of:=400-[.J188]-[.N188]-[.R188]-[.V188]" office:value-type="float" office:value="392" calcext:value-type="float">
            <text:p>392</text:p>
          </table:table-cell>
          <table:table-cell table:formula="of:=(400-[.W188])/[.C188]" office:value-type="float" office:value="0.357142857142857" calcext:value-type="float">
            <text:p>0,357142857142857</text:p>
          </table:table-cell>
          <table:table-cell table:formula="of:=(400-[.X188])/[.F188]" office:value-type="float" office:value="0.0361990950226244" calcext:value-type="float">
            <text:p>0,0361990950226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89]-[.L189]-[.P189]-[.T189]" office:value-type="float" office:value="377" calcext:value-type="float">
            <text:p>377</text:p>
          </table:table-cell>
          <table:table-cell table:formula="of:=400-[.J189]-[.N189]-[.R189]-[.V189]" office:value-type="float" office:value="372" calcext:value-type="float">
            <text:p>372</text:p>
          </table:table-cell>
          <table:table-cell table:formula="of:=(400-[.W189])/[.C189]" office:value-type="float" office:value="0.0552884615384615" calcext:value-type="float">
            <text:p>0,055288461538462</text:p>
          </table:table-cell>
          <table:table-cell table:formula="of:=(400-[.X189])/[.F189]" office:value-type="float" office:value="0.345679012345679" calcext:value-type="float">
            <text:p>0,3456790123456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8" office:value-type="string" calcext:value-type="string">
            <text:p>-1</text:p>
          </table:table-cell>
          <table:table-cell table:formula="of:=400-[.H190]-[.L190]-[.P190]-[.T190]" office:value-type="float" office:value="304" calcext:value-type="float">
            <text:p>304</text:p>
          </table:table-cell>
          <table:table-cell table:formula="of:=400-[.J190]-[.N190]-[.R190]-[.V190]" office:value-type="float" office:value="299" calcext:value-type="float">
            <text:p>299</text:p>
          </table:table-cell>
          <table:table-cell table:formula="of:=(400-[.W190])/[.C190]" office:value-type="float" office:value="0.705882352941176" calcext:value-type="float">
            <text:p>0,705882352941176</text:p>
          </table:table-cell>
          <table:table-cell table:formula="of:=(400-[.X190])/[.F190]" office:value-type="float" office:value="0.230593607305936" calcext:value-type="float">
            <text:p>0,2305936073059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91]-[.L191]-[.P191]-[.T191]" office:value-type="float" office:value="377" calcext:value-type="float">
            <text:p>377</text:p>
          </table:table-cell>
          <table:table-cell table:formula="of:=400-[.J191]-[.N191]-[.R191]-[.V191]" office:value-type="float" office:value="392" calcext:value-type="float">
            <text:p>392</text:p>
          </table:table-cell>
          <table:table-cell table:formula="of:=(400-[.W191])/[.C191]" office:value-type="float" office:value="0.0588235294117647" calcext:value-type="float">
            <text:p>0,058823529411765</text:p>
          </table:table-cell>
          <table:table-cell table:formula="of:=(400-[.X191])/[.F191]" office:value-type="float" office:value="0.0575539568345324" calcext:value-type="float">
            <text:p>0,0575539568345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92]-[.L192]-[.P192]-[.T192]" office:value-type="float" office:value="377" calcext:value-type="float">
            <text:p>377</text:p>
          </table:table-cell>
          <table:table-cell table:formula="of:=400-[.J192]-[.N192]-[.R192]-[.V192]" office:value-type="float" office:value="372" calcext:value-type="float">
            <text:p>372</text:p>
          </table:table-cell>
          <table:table-cell table:formula="of:=(400-[.W192])/[.C192]" office:value-type="float" office:value="0.315068493150685" calcext:value-type="float">
            <text:p>0,315068493150685</text:p>
          </table:table-cell>
          <table:table-cell table:formula="of:=(400-[.X192])/[.F192]" office:value-type="float" office:value="0.0909090909090909" calcext:value-type="float">
            <text:p>0,0909090909090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93]-[.L193]-[.P193]-[.T193]" office:value-type="float" office:value="376" calcext:value-type="float">
            <text:p>376</text:p>
          </table:table-cell>
          <table:table-cell table:formula="of:=400-[.J193]-[.N193]-[.R193]-[.V193]" office:value-type="float" office:value="352" calcext:value-type="float">
            <text:p>352</text:p>
          </table:table-cell>
          <table:table-cell table:formula="of:=(400-[.W193])/[.C193]" office:value-type="float" office:value="0.0979591836734694" calcext:value-type="float">
            <text:p>0,097959183673469</text:p>
          </table:table-cell>
          <table:table-cell table:formula="of:=(400-[.X193])/[.F193]" office:value-type="float" office:value="0.110599078341014" calcext:value-type="float">
            <text:p>0,110599078341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94]-[.L194]-[.P194]-[.T194]" office:value-type="float" office:value="377" calcext:value-type="float">
            <text:p>377</text:p>
          </table:table-cell>
          <table:table-cell table:formula="of:=400-[.J194]-[.N194]-[.R194]-[.V194]" office:value-type="float" office:value="392" calcext:value-type="float">
            <text:p>392</text:p>
          </table:table-cell>
          <table:table-cell table:formula="of:=(400-[.W194])/[.C194]" office:value-type="float" office:value="0.0476190476190476" calcext:value-type="float">
            <text:p>0,047619047619048</text:p>
          </table:table-cell>
          <table:table-cell table:formula="of:=(400-[.X194])/[.F194]" office:value-type="float" office:value="0.0484848484848485" calcext:value-type="float">
            <text:p>0,0484848484848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-1</text:p>
          </table:table-cell>
          <table:table-cell table:formula="of:=400-[.H195]-[.L195]-[.P195]-[.T195]" office:value-type="float" office:value="336" calcext:value-type="float">
            <text:p>336</text:p>
          </table:table-cell>
          <table:table-cell table:formula="of:=400-[.J195]-[.N195]-[.R195]-[.V195]" office:value-type="float" office:value="352" calcext:value-type="float">
            <text:p>352</text:p>
          </table:table-cell>
          <table:table-cell table:formula="of:=(400-[.W195])/[.C195]" office:value-type="float" office:value="0.148837209302326" calcext:value-type="float">
            <text:p>0,148837209302326</text:p>
          </table:table-cell>
          <table:table-cell table:formula="of:=(400-[.X195])/[.F195]" office:value-type="float" office:value="0.224299065420561" calcext:value-type="float">
            <text:p>0,2242990654205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table:number-columns-repeated="6" office:value-type="string" calcext:value-type="string">
            <text:p>-1</text:p>
          </table:table-cell>
          <table:table-cell table:formula="of:=400-[.H196]-[.L196]-[.P196]-[.T196]" office:value-type="float" office:value="232" calcext:value-type="float">
            <text:p>232</text:p>
          </table:table-cell>
          <table:table-cell table:formula="of:=400-[.J196]-[.N196]-[.R196]-[.V196]" office:value-type="float" office:value="352" calcext:value-type="float">
            <text:p>352</text:p>
          </table:table-cell>
          <table:table-cell table:formula="of:=(400-[.W196])/[.C196]" office:value-type="float" office:value="0.994082840236686" calcext:value-type="float">
            <text:p>0,994082840236686</text:p>
          </table:table-cell>
          <table:table-cell table:formula="of:=(400-[.X196])/[.F196]" office:value-type="float" office:value="0.0979591836734694" calcext:value-type="float">
            <text:p>0,09795918367346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1</text:p>
          </table:table-cell>
          <table:table-cell table:formula="of:=400-[.H197]-[.L197]-[.P197]-[.T197]" office:value-type="float" office:value="377" calcext:value-type="float">
            <text:p>377</text:p>
          </table:table-cell>
          <table:table-cell table:formula="of:=400-[.J197]-[.N197]-[.R197]-[.V197]" office:value-type="float" office:value="372" calcext:value-type="float">
            <text:p>372</text:p>
          </table:table-cell>
          <table:table-cell table:formula="of:=(400-[.W197])/[.C197]" office:value-type="float" office:value="0.101321585903084" calcext:value-type="float">
            <text:p>0,101321585903084</text:p>
          </table:table-cell>
          <table:table-cell table:formula="of:=(400-[.X197])/[.F197]" office:value-type="float" office:value="0.0816326530612245" calcext:value-type="float">
            <text:p>0,0816326530612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1</text:p>
          </table:table-cell>
          <table:table-cell table:formula="of:=400-[.H198]-[.L198]-[.P198]-[.T198]" office:value-type="float" office:value="376" calcext:value-type="float">
            <text:p>376</text:p>
          </table:table-cell>
          <table:table-cell table:formula="of:=400-[.J198]-[.N198]-[.R198]-[.V198]" office:value-type="float" office:value="352" calcext:value-type="float">
            <text:p>352</text:p>
          </table:table-cell>
          <table:table-cell table:formula="of:=(400-[.W198])/[.C198]" office:value-type="float" office:value="0.0987654320987654" calcext:value-type="float">
            <text:p>0,098765432098766</text:p>
          </table:table-cell>
          <table:table-cell table:formula="of:=(400-[.X198])/[.F198]" office:value-type="float" office:value="0.10126582278481" calcext:value-type="float">
            <text:p>0,101265822784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199]-[.L199]-[.P199]-[.T199]" office:value-type="float" office:value="377" calcext:value-type="float">
            <text:p>377</text:p>
          </table:table-cell>
          <table:table-cell table:formula="of:=400-[.J199]-[.N199]-[.R199]-[.V199]" office:value-type="float" office:value="392" calcext:value-type="float">
            <text:p>392</text:p>
          </table:table-cell>
          <table:table-cell table:formula="of:=(400-[.W199])/[.C199]" office:value-type="float" office:value="0.0505494505494506" calcext:value-type="float">
            <text:p>0,050549450549451</text:p>
          </table:table-cell>
          <table:table-cell table:formula="of:=(400-[.X199])/[.F199]" office:value-type="float" office:value="0.0533333333333333" calcext:value-type="float">
            <text:p>0,05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6" office:value-type="string" calcext:value-type="string">
            <text:p>-1</text:p>
          </table:table-cell>
          <table:table-cell table:formula="of:=400-[.H200]-[.L200]-[.P200]-[.T200]" office:value-type="float" office:value="297" calcext:value-type="float">
            <text:p>297</text:p>
          </table:table-cell>
          <table:table-cell table:formula="of:=400-[.J200]-[.N200]-[.R200]-[.V200]" office:value-type="float" office:value="352" calcext:value-type="float">
            <text:p>352</text:p>
          </table:table-cell>
          <table:table-cell table:formula="of:=(400-[.W200])/[.C200]" office:value-type="float" office:value="0.990384615384615" calcext:value-type="float">
            <text:p>0,990384615384615</text:p>
          </table:table-cell>
          <table:table-cell table:formula="of:=(400-[.X200])/[.F200]" office:value-type="float" office:value="0.103004291845494" calcext:value-type="float">
            <text:p>0,1030042918454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formula="of:=400-[.H201]-[.L201]-[.P201]-[.T201]" office:value-type="float" office:value="286" calcext:value-type="float">
            <text:p>286</text:p>
          </table:table-cell>
          <table:table-cell table:formula="of:=400-[.J201]-[.N201]-[.R201]-[.V201]" office:value-type="float" office:value="392" calcext:value-type="float">
            <text:p>392</text:p>
          </table:table-cell>
          <table:table-cell table:formula="of:=(400-[.W201])/[.C201]" office:value-type="float" office:value="0.596858638743455" calcext:value-type="float">
            <text:p>0,596858638743455</text:p>
          </table:table-cell>
          <table:table-cell table:formula="of:=(400-[.X201])/[.F201]" office:value-type="float" office:value="0.0350877192982456" calcext:value-type="float">
            <text:p>0,0350877192982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00-00-00</text:date>, <text:time style:data-style-name="N2" text:time-value="13:42:36.883436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1-02T14:37:26.328635580</dc:date>
    <meta:editing-duration>PT1H36M31S</meta:editing-duration>
    <meta:editing-cycles>6</meta:editing-cycles>
    <meta:generator>LibreOffice/6.3.4.2.0$Linux_X86_64 LibreOffice_project/30$Build-2</meta:generator>
    <meta:document-statistic meta:table-count="1" meta:cell-count="5628" meta:object-count="0"/>
  </office:meta>
</office:document-meta>
</file>